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6.256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7.637cm"/>
      <style:paragraph-properties style:writing-mode="lr-tb"/>
    </style:style>
    <style:style style:name="pr20" style:family="presentation" style:parent-style-name="Default-notes">
      <style:graphic-properties draw:fill-color="#ffffff" fo:min-height="0.33cm"/>
      <style:paragraph-properties style:writing-mode="lr-tb"/>
    </style:style>
    <style:style style:name="pr21" style:family="presentation" style:parent-style-name="Default-outline1">
      <style:graphic-properties draw:textarea-vertical-align="middle" fo:min-height="14.941cm"/>
      <style:paragraph-properties style:writing-mode="lr-tb"/>
    </style:style>
    <style:style style:name="pr22" style:family="presentation" style:parent-style-name="Default-notes">
      <style:graphic-properties draw:fill-color="#ffffff" fo:min-height="2.518cm"/>
      <style:paragraph-properties style:writing-mode="lr-tb"/>
    </style:style>
    <style:style style:name="pr23" style:family="presentation" style:parent-style-name="Default-outline1">
      <style:graphic-properties draw:textarea-vertical-align="middle" fo:min-height="13.989cm"/>
      <style:paragraph-properties style:writing-mode="lr-tb"/>
    </style:style>
    <style:style style:name="pr24" style:family="presentation" style:parent-style-name="Default-outline1">
      <style:graphic-properties draw:textarea-vertical-align="middle" fo:min-height="14.111cm"/>
      <style:paragraph-properties style:writing-mode="lr-tb"/>
    </style:style>
    <style:style style:name="pr25" style:family="presentation" style:parent-style-name="Default-outline1">
      <style:graphic-properties draw:textarea-vertical-align="middle" fo:min-height="15.771cm"/>
      <style:paragraph-properties style:writing-mode="lr-tb"/>
    </style:style>
    <style:style style:name="pr26" style:family="presentation" style:parent-style-name="Default-outline1">
      <style:graphic-properties fo:min-height="12.18cm"/>
      <style:paragraph-properties style:writing-mode="lr-tb"/>
    </style:style>
    <style:style style:name="pr27" style:family="presentation" style:parent-style-name="Default-outline1">
      <style:graphic-properties draw:textarea-vertical-align="middle" fo:min-height="15.643cm"/>
      <style:paragraph-properties style:writing-mode="lr-tb"/>
    </style:style>
    <style:style style:name="pr28" style:family="presentation" style:parent-style-name="Default-notes">
      <style:graphic-properties draw:fill-color="#ffffff" fo:min-height="18.889cm"/>
      <style:paragraph-properties style:writing-mode="lr-tb"/>
    </style:style>
    <style:style style:name="pr29" style:family="presentation" style:parent-style-name="Default-outline1">
      <style:graphic-properties fo:min-height="13.859cm"/>
      <style:paragraph-properties style:writing-mode="lr-tb"/>
    </style:style>
    <style:style style:name="pr30" style:family="presentation" style:parent-style-name="Default-notes">
      <style:graphic-properties draw:fill-color="#ffffff" fo:min-height="13.38cm"/>
      <style:paragraph-properties style:writing-mode="lr-tb"/>
    </style:style>
    <style:style style:name="pr31" style:family="presentation" style:parent-style-name="Default-notes">
      <style:graphic-properties draw:fill-color="#ffffff" fo:min-height="7.005cm"/>
      <style:paragraph-properties style:writing-mode="lr-tb"/>
    </style:style>
    <style:style style:name="pr32" style:family="presentation" style:parent-style-name="Default-outline1">
      <style:graphic-properties draw:textarea-vertical-align="middle" fo:min-height="12.18cm"/>
      <style:paragraph-properties style:writing-mode="lr-tb"/>
    </style:style>
    <style:style style:name="pr33" style:family="presentation" style:parent-style-name="Default-outline1">
      <style:graphic-properties draw:textarea-vertical-align="middle" fo:min-height="15.256cm"/>
      <style:paragraph-properties style:writing-mode="lr-tb"/>
    </style:style>
    <style:style style:name="pr34" style:family="presentation" style:parent-style-name="Default-outline1">
      <style:graphic-properties draw:textarea-vertical-align="middle" fo:min-height="14.531cm"/>
      <style:paragraph-properties style:writing-mode="lr-tb"/>
    </style:style>
    <style:style style:name="pr35" style:family="presentation" style:parent-style-name="Default-outline1">
      <style:graphic-properties draw:textarea-vertical-align="middle" fo:min-height="14.216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fo:min-height="14.111cm"/>
      <style:paragraph-properties style:writing-mode="lr-tb"/>
    </style:style>
    <style:style style:name="pr39" style:family="presentation" style:parent-style-name="Default-outline1">
      <style:graphic-properties draw:textarea-vertical-align="middle" fo:min-height="14.901cm"/>
      <style:paragraph-properties style:writing-mode="lr-tb"/>
    </style:style>
    <style:style style:name="pr40" style:family="presentation" style:parent-style-name="Default-outline1">
      <style:graphic-properties fo:min-height="14.156cm"/>
      <style:paragraph-properties style:writing-mode="lr-tb"/>
    </style:style>
    <style:style style:name="pr41" style:family="presentation" style:parent-style-name="Default-notes">
      <style:graphic-properties draw:fill-color="#ffffff" fo:min-height="21.25cm"/>
      <style:paragraph-properties style:writing-mode="lr-tb"/>
    </style:style>
    <style:style style:name="pr42" style:family="presentation" style:parent-style-name="Default-notes">
      <style:graphic-properties draw:fill-color="#ffffff" fo:min-height="17.315cm"/>
      <style:paragraph-properties style:writing-mode="lr-tb"/>
    </style:style>
    <style:style style:name="pr43" style:family="presentation" style:parent-style-name="Default-notes">
      <style:graphic-properties draw:fill-color="#ffffff" fo:min-height="8.58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text-properties style:font-name="Consolas" fo:font-size="16pt" style:font-name-asian="Consolas" style:font-size-asian="16pt" style:font-name-complex="Consolas" style:font-size-complex="16pt"/>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text-autospace="none"/>
    </style:style>
    <style:style style:name="P11" style:family="paragraph">
      <style:paragraph-properties fo:margin-top="0cm" fo:margin-bottom="0cm" style:writing-mode="lr-tb"/>
      <style:text-properties fo:font-size="14pt" style:font-size-asian="14pt" style:font-size-complex="14pt"/>
    </style:style>
    <style:style style:name="P12" style:family="paragraph">
      <style:paragraph-properties fo:text-align="center"/>
    </style:style>
    <style:style style:name="P13" style:family="paragraph">
      <style:paragraph-properties style:text-autospace="none"/>
    </style:style>
    <style:style style:name="P14" style:family="paragraph">
      <style:paragraph-properties style:writing-mode="lr-tb"/>
      <style:text-properties fo:font-size="14pt" style:font-size-asian="14pt" style:font-size-complex="14pt"/>
    </style:style>
    <style:style style:name="P15" style:family="paragraph">
      <style:paragraph-properties fo:margin-top="0cm" fo:margin-bottom="0cm" style:writing-mode="lr-tb"/>
      <style:text-properties fo:font-size="24pt" style:font-size-asian="24pt" style:font-size-complex="24pt"/>
    </style:style>
    <style:style style:name="P16" style:family="paragraph">
      <style:paragraph-properties style:writing-mode="lr-tb"/>
      <style:text-properties fo:font-size="24pt" style:font-size-asian="24pt" style:font-size-complex="24pt"/>
    </style:style>
    <style:style style:name="P17" style:family="paragraph">
      <style:paragraph-properties fo:margin-top="0cm" fo:margin-bottom="0cm" style:writing-mode="lr-tb"/>
      <style:text-properties fo:font-size="26pt" style:font-size-asian="26pt" style:font-size-complex="26pt"/>
    </style:style>
    <style:style style:name="P18" style:family="paragraph">
      <style:paragraph-properties fo:margin-top="0cm" fo:margin-bottom="0cm" style:writing-mode="lr-tb"/>
    </style:style>
    <style:style style:name="P19" style:family="paragraph">
      <style:paragraph-properties fo:margin-top="0cm" fo:margin-bottom="0cm" style:writing-mode="lr-tb"/>
      <style:text-properties style:font-name="Consolas3" fo:font-size="16pt" style:font-size-asian="16pt" style:font-size-complex="16pt"/>
    </style:style>
    <style:style style:name="P20" style:family="paragraph">
      <style:paragraph-properties fo:margin-top="0cm" fo:margin-bottom="0cm" style:writing-mode="lr-tb"/>
      <style:text-properties fo:font-size="20pt" style:font-size-asian="20pt" style:font-size-complex="20pt"/>
    </style:style>
    <style:style style:name="P21" style:family="paragraph">
      <style:paragraph-properties fo:margin-top="0cm" fo:margin-bottom="0cm" style:writing-mode="lr-tb"/>
      <style:text-properties fo:font-size="12pt" style:font-size-asian="12pt" style:font-size-complex="12pt"/>
    </style:style>
    <style:style style:name="P22" style:family="paragraph">
      <style:paragraph-properties fo:margin-left="0.6cm" fo:margin-right="0cm" fo:margin-top="0cm" fo:margin-bottom="0.499cm" fo:text-indent="-0.6cm"/>
    </style:style>
    <style:style style:name="P23" style:family="paragraph">
      <loext:graphic-properties draw:fill-color="#ffffff"/>
    </style:style>
    <style:style style:name="P24" style:family="paragraph">
      <style:paragraph-properties fo:margin-top="0cm" fo:margin-bottom="0.298cm" style:writing-mode="lr-tb"/>
      <style:text-properties fo:font-size="20pt" style:font-size-asian="20pt" style:font-size-complex="20pt"/>
    </style:style>
    <style:style style:name="P25" style:family="paragraph">
      <style:paragraph-properties fo:margin-top="0cm" fo:margin-bottom="0cm" style:text-autospace="none"/>
      <style:text-properties style:font-name="Consolas" fo:font-size="22pt" style:font-name-asian="Consolas" style:font-size-asian="22pt" style:font-name-complex="Consolas" style:font-size-complex="22pt"/>
    </style:style>
    <style:style style:name="P26" style:family="paragraph">
      <style:paragraph-properties fo:margin-top="0cm" fo:margin-bottom="0cm" style:text-autospace="none"/>
      <style:text-properties fo:color="#000000" loext:opacity="100%" style:font-name="Consolas" fo:font-size="22pt" style:font-name-asian="Consolas" style:font-size-asian="22pt" style:font-name-complex="Consolas" style:font-size-complex="22pt"/>
    </style:style>
    <style:style style:name="P27" style:family="paragraph">
      <style:paragraph-properties fo:margin-top="0cm" fo:margin-bottom="0cm"/>
      <style:text-properties fo:font-size="22pt" style:font-size-asian="22pt" style:font-size-complex="22pt"/>
    </style:style>
    <style:style style:name="P28" style:family="paragraph">
      <style:paragraph-properties fo:margin-top="0cm" fo:margin-bottom="0cm" style:text-autospace="none"/>
      <style:text-properties fo:color="#000000" loext:opacity="100%" style:font-name="Consolas" fo:font-size="16pt" style:font-name-asian="Consolas" style:font-size-asian="16pt" style:font-name-complex="Consolas" style:font-size-complex="16pt"/>
    </style:style>
    <style:style style:name="P29" style:family="paragraph">
      <style:paragraph-properties fo:margin-top="0cm" fo:margin-bottom="0cm"/>
      <style:text-properties fo:font-size="16pt" style:font-size-asian="16pt" style:font-size-complex="16pt"/>
    </style:style>
    <style:style style:name="P30" style:family="paragraph">
      <style:paragraph-properties fo:margin-top="0cm" fo:margin-bottom="0cm" style:writing-mode="lr-tb"/>
      <style:text-properties fo:font-size="18pt" style:font-size-asian="18pt" style:font-size-complex="18pt"/>
    </style:style>
    <style:style style:name="P31" style:family="paragraph">
      <style:paragraph-properties fo:margin-top="0cm" fo:margin-bottom="0cm" fo:text-align="start" style:writing-mode="lr-tb"/>
      <style:text-properties fo:font-size="20pt" style:font-size-asian="20pt" style:font-size-complex="20pt"/>
    </style:style>
    <style:style style:name="P32" style:family="paragraph">
      <style:paragraph-properties style:writing-mode="lr-tb"/>
      <style:text-properties fo:font-size="20pt" style:font-size-asian="20pt" style:font-size-complex="20pt"/>
    </style:style>
    <style:style style:name="P33" style:family="paragraph">
      <style:paragraph-properties style:writing-mode="lr-tb"/>
      <style:text-properties fo:font-size="26pt" style:font-size-asian="26pt" style:font-size-complex="26pt"/>
    </style:style>
    <style:style style:name="P34"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 fo:font-size="16pt" style:font-name-asian="Consolas" style:font-size-asian="16pt" style:font-name-complex="Consolas" style:font-size-complex="16pt"/>
    </style:style>
    <style:style style:name="T11" style:family="text">
      <style:text-properties fo:color="#3f7f7f" loext:opacity="100%" style:font-name="Consolas" fo:font-size="16pt" style:font-name-asian="Consolas" style:font-size-asian="16pt" style:font-name-complex="Consolas" style:font-size-complex="16pt"/>
    </style:style>
    <style:style style:name="T12" style:family="text">
      <style:text-properties fo:color="#7f007f" loext:opacity="100%" style:font-name="Consolas" fo:font-size="16pt" style:font-name-asian="Consolas" style:font-size-asian="16pt" style:font-name-complex="Consolas" style:font-size-complex="16pt"/>
    </style:style>
    <style:style style:name="T13" style:family="text">
      <style:text-properties fo:color="#000000" loext:opacity="100%" style:font-name="Consolas" fo:font-size="16pt" style:font-name-asian="Consolas" style:font-size-asian="16pt" style:font-name-complex="Consolas" style:font-size-complex="16pt"/>
    </style:style>
    <style:style style:name="T14" style:family="text">
      <style:text-properties fo:color="#2a00ff" loext:opacity="100%" style:font-name="Consolas" fo:font-size="16pt" fo:font-style="italic" style:font-name-asian="Consolas" style:font-size-asian="16pt" style:font-style-asian="italic" style:font-name-complex="Consolas"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3"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3" fo:font-size="16pt" style:font-name-asian="Consolas2" style:font-size-asian="16pt" style:font-name-complex="Consolas2" style:font-size-complex="16pt"/>
    </style:style>
    <style:style style:name="T74" style:family="text">
      <style:text-properties fo:color="#000000" loext:opacity="100%" style:font-name="Consolas3" fo:font-size="16pt" style:font-name-asian="Consolas2" style:font-size-asian="16pt" style:font-name-complex="Consolas2" style:font-size-complex="16pt"/>
    </style:style>
    <style:style style:name="T75" style:family="text">
      <style:text-properties style:font-name="Consolas3"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font-size="20pt" style:font-size-asian="20pt" style:font-size-complex="20pt"/>
    </style:style>
    <style:style style:name="T82" style:family="text">
      <style:text-properties style:text-position="super 58%"/>
    </style:style>
    <style:style style:name="T83" style:family="text">
      <style:text-properties fo:color="#7f0055" loext:opacity="100%" style:font-name="Consolas" fo:font-size="22pt" fo:font-weight="bold" style:font-name-asian="Consolas" style:font-size-asian="22pt" style:font-weight-asian="bold" style:font-name-complex="Consolas" style:font-size-complex="22pt" style:font-weight-complex="bold"/>
    </style:style>
    <style:style style:name="T84" style:family="text">
      <style:text-properties fo:color="#000000" loext:opacity="100%" style:font-name="Consolas" fo:font-size="22pt" style:font-name-asian="Consolas" style:font-size-asian="22pt" style:font-name-complex="Consolas" style:font-size-complex="22pt"/>
    </style:style>
    <style:style style:name="T85" style:family="text">
      <style:text-properties fo:color="#000080" loext:opacity="100%" style:font-name="Consolas" fo:font-size="22pt" fo:font-weight="bold" style:font-name-asian="Consolas" style:font-size-asian="22pt" style:font-weight-asian="bold" style:font-name-complex="Consolas" style:font-size-complex="22pt" style:font-weight-complex="bold"/>
    </style:style>
    <style:style style:name="T86" style:family="text">
      <style:text-properties fo:font-size="22pt" style:font-size-asian="22pt" style:font-size-complex="22pt"/>
    </style:style>
    <style:style style:name="T87" style:family="text">
      <style:text-properties fo:color="#808080" loext:opacity="100%" style:font-name="Consolas" fo:font-size="22pt" fo:font-weight="bold" style:font-name-asian="Consolas" style:font-size-asian="22pt" style:font-weight-asian="bold" style:font-name-complex="Consolas" style:font-size-complex="22pt" style:font-weight-complex="bold"/>
    </style:style>
    <style:style style:name="T88" style:family="text">
      <style:text-properties fo:color="#008080" loext:opacity="100%" style:font-name="Consolas" fo:font-size="22pt" fo:font-style="italic" fo:font-weight="bold" style:font-name-asian="Consolas" style:font-size-asian="22pt" style:font-style-asian="italic" style:font-weight-asian="bold" style:font-name-complex="Consolas" style:font-size-complex="22pt" style:font-style-complex="italic" style:font-weight-complex="bold"/>
    </style:style>
    <style:style style:name="T89" style:family="text">
      <style:text-properties fo:color="#000080" loext:opacity="100%" style:font-name="Consolas" fo:font-size="22pt" style:font-name-asian="Consolas" style:font-size-asian="22pt" style:font-name-complex="Consolas" style:font-size-complex="22pt"/>
    </style:style>
    <style:style style:name="T90" style:family="text">
      <style:text-properties fo:color="#000000" loext:opacity="100%" style:font-name="Consolas" fo:font-size="22pt" fo:font-weight="bold" style:font-name-asian="Consolas" style:font-size-asian="22pt" style:font-weight-asian="bold" style:font-name-complex="Consolas" style:font-size-complex="22pt" style:font-weight-complex="bold"/>
    </style:style>
    <style:style style:name="T91" style:family="text">
      <style:text-properties fo:color="#6a3e3e" loext:opacity="100%" style:font-name="Consolas" fo:font-size="22pt" fo:font-weight="bold" style:font-name-asian="Consolas" style:font-size-asian="22pt" style:font-weight-asian="bold" style:font-name-complex="Consolas" style:font-size-complex="22pt" style:font-weight-complex="bold"/>
    </style:style>
    <style:style style:name="T92" style:family="text">
      <style:text-properties fo:color="#000000" loext:opacity="100%" style:font-name="Consolas" fo:font-size="22pt" fo:font-style="italic" style:font-name-asian="Consolas" style:font-size-asian="22pt" style:font-style-asian="italic" style:font-name-complex="Consolas" style:font-size-complex="22pt" style:font-style-complex="italic"/>
    </style:style>
    <style:style style:name="T93" style:family="text">
      <style:text-properties fo:color="#6a3e3e" loext:opacity="100%" style:font-name="Consolas" fo:font-size="22pt" style:font-name-asian="Consolas" style:font-size-asian="22pt" style:font-name-complex="Consolas" style:font-size-complex="22pt"/>
    </style:style>
    <style:style style:name="T94" style:family="text">
      <style:text-properties fo:color="#7f0055" loext:opacity="100%" style:font-name="Consolas" fo:font-size="16pt" fo:font-weight="bold" style:font-name-asian="Consolas" style:font-size-asian="16pt" style:font-weight-asian="bold" style:font-name-complex="Consolas" style:font-size-complex="16pt" style:font-weight-complex="bold"/>
    </style:style>
    <style:style style:name="T95" style:family="text">
      <style:text-properties fo:color="#000080" loext:opacity="100%" style:font-name="Consolas" fo:font-size="16pt" fo:font-weight="bold" style:font-name-asian="Consolas" style:font-size-asian="16pt" style:font-weight-asian="bold" style:font-name-complex="Consolas" style:font-size-complex="16pt" style:font-weight-complex="bold"/>
    </style:style>
    <style:style style:name="T96" style:family="text">
      <style:text-properties fo:font-size="16pt" style:font-size-asian="16pt" style:font-size-complex="16pt"/>
    </style:style>
    <style:style style:name="T97" style:family="text">
      <style:text-properties fo:color="#808080" loext:opacity="100%" style:font-name="Consolas" fo:font-size="16pt" fo:font-weight="bold" style:font-name-asian="Consolas" style:font-size-asian="16pt" style:font-weight-asian="bold" style:font-name-complex="Consolas" style:font-size-complex="16pt" style:font-weight-complex="bold"/>
    </style:style>
    <style:style style:name="T98" style:family="text">
      <style:text-properties fo:color="#008080" loext:opacity="100%" style:font-name="Consolas" fo:font-size="16pt" fo:font-style="italic" fo:font-weight="bold" style:font-name-asian="Consolas" style:font-size-asian="16pt" style:font-style-asian="italic" style:font-weight-asian="bold" style:font-name-complex="Consolas" style:font-size-complex="16pt" style:font-style-complex="italic" style:font-weight-complex="bold"/>
    </style:style>
    <style:style style:name="T99" style:family="text">
      <style:text-properties fo:color="#000080" loext:opacity="100%" style:font-name="Consolas" fo:font-size="16pt" style:font-name-asian="Consolas" style:font-size-asian="16pt" style:font-name-complex="Consolas" style:font-size-complex="16pt"/>
    </style:style>
    <style:style style:name="T100" style:family="text">
      <style:text-properties fo:color="#000000" loext:opacity="100%" style:font-name="Consolas" fo:font-size="16pt" fo:font-weight="bold" style:font-name-asian="Consolas" style:font-size-asian="16pt" style:font-weight-asian="bold" style:font-name-complex="Consolas" style:font-size-complex="16pt" style:font-weight-complex="bold"/>
    </style:style>
    <style:style style:name="T101" style:family="text">
      <style:text-properties fo:color="#008000" loext:opacity="100%" style:font-name="Consolas" fo:font-size="16pt" style:font-name-asian="Consolas" style:font-size-asian="16pt" style:font-name-complex="Consolas" style:font-size-complex="16pt"/>
    </style:style>
    <style:style style:name="T102" style:family="text">
      <style:text-properties fo:color="#6a3e3e" loext:opacity="100%" style:font-name="Consolas" fo:font-size="16pt" fo:font-weight="bold" style:font-name-asian="Consolas" style:font-size-asian="16pt" style:font-weight-asian="bold" style:font-name-complex="Consolas" style:font-size-complex="16pt" style:font-weight-complex="bold"/>
    </style:style>
    <style:style style:name="T103" style:family="text">
      <style:text-properties fo:color="#6a3e3e" loext:opacity="100%" style:font-name="Consolas" fo:font-size="16pt" style:font-name-asian="Consolas" style:font-size-asian="16pt" style:font-name-complex="Consolas" style:font-size-complex="16pt"/>
    </style:style>
    <style:style style:name="T104" style:family="text">
      <style:text-properties fo:color="#000000" loext:opacity="100%" style:font-name="Consolas" fo:font-size="16pt" fo:font-style="italic" style:font-name-asian="Consolas" style:font-size-asian="16pt" style:font-style-asian="italic" style:font-name-complex="Consolas" style:font-size-complex="16pt" style:font-style-complex="italic"/>
    </style:style>
    <style:style style:name="T105"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fo:color="#000000" loext:opacity="100%" style:font-name="Consolas2" fo:font-size="18pt" style:font-name-asian="Consolas2" style:font-size-asian="18pt" style:font-name-complex="Consolas2" style:font-size-complex="18pt"/>
    </style:style>
    <style:style style:name="T107"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style:font-name="Consolas2" fo:font-size="18pt" style:font-name-asian="Consolas2" style:font-size-asian="18pt" style:font-name-complex="Consolas2" style:font-size-complex="18pt"/>
    </style:style>
    <style:style style:name="T109"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10"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1" style:family="text">
      <style:text-properties fo:color="#000080" loext:opacity="100%" style:font-name="Consolas2" fo:font-size="18pt" style:font-name-asian="Consolas2" style:font-size-asian="18pt" style:font-name-complex="Consolas2" style:font-size-complex="18pt"/>
    </style:style>
    <style:style style:name="T112"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3"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4"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5"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6" style:family="text">
      <style:text-properties fo:color="#6a3e3e" loext:opacity="100%" style:font-name="Consolas2" fo:font-size="18pt" style:font-name-asian="Consolas2" style:font-size-asian="18pt" style:font-name-complex="Consolas2" style:font-size-complex="18pt"/>
    </style:style>
    <style:style style:name="T117" style:family="text">
      <style:text-properties fo:color="#808000" loext:opacity="100%" style:font-name="Consolas" fo:font-size="16pt" style:font-name-asian="Consolas" style:font-size-asian="16pt" style:font-name-complex="Consolas" style:font-size-complex="16pt"/>
    </style:style>
    <style:style style:name="T118"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9"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20"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21"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2"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23"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4"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25"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26"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7"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8"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9"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30"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31"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32"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33" style:family="text">
      <style:text-properties fo:color="#7f0055" loext:opacity="100%" style:font-name="Consolas3" fo:font-size="20pt" fo:font-weight="bold" style:font-name-asian="Consolas2" style:font-size-asian="20pt" style:font-weight-asian="bold" style:font-name-complex="Consolas2" style:font-size-complex="20pt" style:font-weight-complex="bold"/>
    </style:style>
    <style:style style:name="T134" style:family="text">
      <style:text-properties fo:color="#000000" loext:opacity="100%" style:font-name="Consolas3" fo:font-size="20pt" style:font-name-asian="Consolas2" style:font-size-asian="20pt" style:font-name-complex="Consolas2" style:font-size-complex="20pt"/>
    </style:style>
    <style:style style:name="T135" style:family="text">
      <style:text-properties fo:color="#000080" loext:opacity="100%" style:font-name="Consolas3" fo:font-size="20pt" fo:font-weight="bold" style:font-name-asian="Consolas2" style:font-size-asian="20pt" style:font-weight-asian="bold" style:font-name-complex="Consolas2" style:font-size-complex="20pt" style:font-weight-complex="bold"/>
    </style:style>
    <style:style style:name="T136" style:family="text">
      <style:text-properties style:font-name="Consolas3" fo:font-size="20pt" style:font-name-asian="Consolas2" style:font-size-asian="20pt" style:font-name-complex="Consolas2" style:font-size-complex="20pt"/>
    </style:style>
    <style:style style:name="T137" style:family="text">
      <style:text-properties fo:color="#808080" loext:opacity="100%" style:font-name="Consolas3" fo:font-size="20pt" fo:font-weight="bold" style:font-name-asian="Consolas2" style:font-size-asian="20pt" style:font-weight-asian="bold" style:font-name-complex="Consolas2" style:font-size-complex="20pt" style:font-weight-complex="bold"/>
    </style:style>
    <style:style style:name="T138" style:family="text">
      <style:text-properties fo:color="#000080" loext:opacity="100%" style:font-name="Consolas3" fo:font-size="20pt" style:font-name-asian="Consolas2" style:font-size-asian="20pt" style:font-name-complex="Consolas2" style:font-size-complex="20pt"/>
    </style:style>
    <style:style style:name="T139" style:family="text">
      <style:text-properties fo:color="#000000" loext:opacity="100%" style:font-name="Consolas3" fo:font-size="20pt" fo:font-weight="bold" style:font-name-asian="Consolas2" style:font-size-asian="20pt" style:font-weight-asian="bold" style:font-name-complex="Consolas2" style:font-size-complex="20pt" style:font-weight-complex="bold"/>
    </style:style>
    <style:style style:name="T140"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1"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42"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3"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4"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5" style:family="text">
      <style:text-properties fo:color="#6a3e3e" loext:opacity="100%" style:font-name="Consolas2" fo:font-size="20pt" style:font-name-asian="Consolas2" style:font-size-asian="20pt" style:font-name-complex="Consolas2" style:font-size-complex="20pt"/>
    </style:style>
    <style:style style:name="T146" style:family="text">
      <style:text-properties fo:color="#808000" loext:opacity="100%" style:font-name="Consolas2" fo:font-size="18pt" style:font-name-asian="Consolas2" style:font-size-asian="18pt" style:font-name-complex="Consolas2" style:font-size-complex="18pt"/>
    </style:style>
    <style:style style:name="T147" style:family="text">
      <style:text-properties fo:color="#008000" loext:opacity="100%" style:font-name="Consolas2" fo:font-size="18pt" style:font-name-asian="Consolas2" style:font-size-asian="18pt" style:font-name-complex="Consolas2" style:font-size-complex="18pt"/>
    </style:style>
    <style:style style:name="T148" style:family="text">
      <style:text-properties style:font-name="Consolas" fo:font-size="16pt" style:font-name-asian="Consolas" style:font-size-asian="16pt" style:font-name-complex="Consolas" style:font-size-complex="16pt"/>
    </style:style>
    <style:style style:name="T149" style:family="text">
      <style:text-properties fo:color="#808000" loext:opacity="100%" style:font-name="Consolas" fo:font-size="16pt" fo:font-weight="bold" style:font-name-asian="Consolas" style:font-size-asian="16pt" style:font-weight-asian="bold" style:font-name-complex="Consolas" style:font-size-complex="16pt" style:font-weight-complex="bold"/>
    </style:style>
    <style:style style:name="T150" style:family="text">
      <style:text-properties fo:font-size="26pt" style:font-size-asian="26pt" style:font-size-complex="26pt"/>
    </style:style>
    <style:style style:name="T15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1" draw:layer="layout" svg:width="25.199cm" svg:height="15.661cm" svg:x="1.4cm" svg:y="4.017cm" presentation:class="outline" presentation:user-transformed="true">
          <draw:text-box>
            <text:p text:style-name="P10"><text:span text:style-name="T15">public</text:span><text:span text:style-name="T16"> </text:span><text:span text:style-name="T15">class</text:span><text:span text:style-name="T16"> </text:span><text:span text:style-name="T17">LegacyDatabaseReplicator</text:span><text:span text:style-name="T16"> {</text:span></text:p>
            <text:p text:style-name="P10"><text:span text:style-name="T18"/></text:p>
            <text:p text:style-name="P10"><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10"><text:span text:style-name="T18"/></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10"><text:span text:style-name="T18"/></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10"><text:span text:style-name="T16"><text:s text:c="8"/></text:span><text:span text:style-name="T15">try</text:span><text:span text:style-name="T16">{</text:span></text:p>
            <text:p text:style-name="P10"><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10"><text:span text:style-name="T16"><text:s text:c="12"/></text:span><text:span text:style-name="T19">logger</text:span><text:span text:style-name="T16">.info(</text:span><text:span text:style-name="T21">"Ended replicate"</text:span><text:span text:style-name="T16">);</text:span></text:p>
            <text:p text:style-name="P10"><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10"><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10"><text:span text:style-name="T16"><text:s text:c="12"/></text:span><text:span text:style-name="T15">throw</text:span><text:span text:style-name="T16"> </text:span><text:span text:style-name="T26">e</text:span><text:span text:style-name="T16">;</text:span></text:p>
            <text:p text:style-name="P10"><text:span text:style-name="T16"><text:s text:c="8"/></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1" draw:layer="layout" svg:width="25.199cm" svg:height="13.859cm" svg:x="1.4cm" svg:y="4.914cm" presentation:class="outline" presentation:user-transformed="true">
          <draw:text-box>
            <text:p text:style-name="P10"><text:span text:style-name="T15">public</text:span><text:span text:style-name="T16"> </text:span><text:span text:style-name="T15">class</text:span><text:span text:style-name="T16"> </text:span><text:span text:style-name="T17">CdiDatabaseReplicator</text:span><text:span text:style-name="T16"> {</text:span></text:p>
            <text:p text:style-name="P10"><text:span text:style-name="T18"/></text:p>
            <text:p text:style-name="P10"><text:span text:style-name="T16"><text:s text:c="4"/></text:span><text:span text:style-name="T27">@Inject</text:span></text:p>
            <text:p text:style-name="P10"><text:span text:style-name="T16"><text:s text:c="4"/></text:span><text:span text:style-name="T27">@Source</text:span></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10"><text:span text:style-name="T18"/></text:p>
            <text:p text:style-name="P10"><text:span text:style-name="T16"><text:s text:c="4"/></text:span><text:span text:style-name="T27">@Inject</text:span></text:p>
            <text:p text:style-name="P10"><text:span text:style-name="T16"><text:s text:c="4"/></text:span><text:span text:style-name="T27">@Target</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10"><text:span text:style-name="T18"/></text:p>
            <text:p text:style-name="P10"><text:span text:style-name="T16"><text:s text:c="4"/></text:span><text:span text:style-name="T27">@Log</text:span></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10"><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10"><text:span text:style-name="T7"/></text:p>
            <text:p text:style-name="P10"><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10"><text:span text:style-name="T7"><text:s text:c="4"/></text:span><text:span text:style-name="T7">}</text:span></text:p>
            <text:p text:style-name="P10"><text:span text:style-name="T5"/></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10"><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39">initializer</text:span><text:span text:style-name="T7">.</text:span><text:span text:style-name="T37">disableDiscovery</text:span><text:span text:style-name="T7">();</text:span></text:p>
            <text:p text:style-name="P10"><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10"><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10"><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10"><text:span text:style-name="T5"/></text:p>
            <text:p text:style-name="P10"><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10"><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10"><text:span text:style-name="T7"><text:s text:c="4"/></text:span><text:span text:style-name="T39">greeter</text:span><text:span text:style-name="T7">.greet();</text:span></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5" draw:layer="layout" svg:width="25.199cm" svg:height="13.859cm" svg:x="1.4cm" svg:y="4.914cm" presentation:class="outline" presentation:user-transformed="true">
          <draw:text-box>
            <text:p text:style-name="P10"><text:span text:style-name="T40">public</text:span><text:span text:style-name="T41"> </text:span><text:span text:style-name="T40">class</text:span><text:span text:style-name="T41"> </text:span><text:span text:style-name="T42">HelloService</text:span><text:span text:style-name="T41"> {</text:span></text:p>
            <text:p text:style-name="P10"><text:span text:style-name="T43"/></text:p>
            <text:p text:style-name="P10"><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10"><text:span text:style-name="T41"><text:s text:c="8"/></text:span><text:span text:style-name="T40">return</text:span><text:span text:style-name="T41"> </text:span><text:span text:style-name="T45">"Hello World!"</text:span><text:span text:style-name="T41">;</text:span></text:p>
            <text:p text:style-name="P10"><text:span text:style-name="T41"><text:s text:c="4"/></text:span><text:span text:style-name="T41">}</text:span></text:p>
            <text:p text:style-name="P10"><text:span text:style-name="T43"/></text:p>
            <text:p text:style-name="P10"><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6" draw:layer="layout" svg:width="25.199cm" svg:height="13.985cm" svg:x="1.4cm" svg:y="4.851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6" draw:layer="layout" svg:width="25.199cm" svg:height="13.875cm" svg:x="1.4cm" svg:y="4.904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19"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hello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10"><text:span text:style-name="T51"><text:s text:c="8"/></text:span><text:span text:style-name="T59">display</text:span><text:span text:style-name="T51">(</text:span><text:span text:style-name="T54">hello</text:span><text:span text:style-name="T51">.hello());</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0"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1" draw:text-style-name="P18" draw:layer="layout" svg:width="25.199cm" svg:height="14.941cm" svg:x="1.4cm" svg:y="4.914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1">public</text:span><text:span text:style-name="T62"> </text:span><text:span text:style-name="T65">GreeterClient</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1">
          <office:forms form:automatic-focus="false" form:apply-design-mode="false"/>
          <draw:page-thumbnail draw:style-name="gr1" draw:layer="layout" svg:width="13.968cm" svg:height="10.476cm" svg:x="3.81cm" svg:y="2.123cm" draw:page-number="27" presentation:class="page"/>
          <draw:frame presentation:style-name="pr22"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3"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10"><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interface</text:span><text:span text:style-name="T51"> </text:span><text:span text:style-name="T71">HelloService</text:span><text:span text:style-name="T51"> {</text:span></text:p>
            <text:p text:style-name="P10"><text:span text:style-name="T51"/></text:p>
            <text:p text:style-name="P10"><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10"><text:span text:style-name="T51"/></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9" draw:layer="layout" svg:width="25.199cm" svg:height="13.859cm" svg:x="1.4cm" svg:y="4.914cm" presentation:class="outline" presentation:user-transformed="true">
          <draw:text-box>
            <text:p text:style-name="P10"><text:span text:style-name="T72">org.jboss.weld.exceptions.DeploymentException</text:span><text:span text:style-name="T73">: WELD-001408: Unsatisfied dependencies for type HelloService with qualifiers @Default</text:span></text:p>
            <text:p text:style-name="P10"><text:span text:style-name="T74"><text:s text:c="2"/></text:span><text:span text:style-name="T74">at injection point [BackedAnnotatedField] @Inject private GreeterClient.hello</text:span></text:p>
            <text:p text:style-name="P10"><text:span text:style-name="T74"><text:s text:c="2"/></text:span><text:span text:style-name="T74">at GreeterClient.hello(</text:span><text:span text:style-name="T72">GreeterClient.java:0</text:span><text:span text:style-name="T74">)</text:span></text:p>
            <text:p text:style-name="P10"><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4" draw:text-style-name="P20" draw:layer="layout" svg:width="25.199cm" svg:height="14.111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9" draw:layer="layout" svg:width="25.199cm" svg:height="13.859cm" svg:x="1.4cm" svg:y="4.914cm" presentation:class="outline" presentation:user-transformed="true">
          <draw:text-box>
            <text:p text:style-name="P10"><text:span text:style-name="T72">org.jboss.weld.exceptions.DeploymentException</text:span><text:span text:style-name="T73">: WELD-001409: Ambiguous dependencies for type HelloService with qualifiers @Default</text:span></text:p>
            <text:p text:style-name="P10"><text:span text:style-name="T74"><text:s text:c="2"/></text:span><text:span text:style-name="T74">at injection point [BackedAnnotatedField] @Inject private GreeterClient.hello</text:span></text:p>
            <text:p text:style-name="P10"><text:span text:style-name="T74"><text:s text:c="2"/></text:span><text:span text:style-name="T74">at GreeterClient.hello(</text:span><text:span text:style-name="T72">GreeterClient.java:0</text:span><text:span text:style-name="T74">)</text:span></text:p>
            <text:p text:style-name="P10"><text:span text:style-name="T74"><text:s text:c="2"/></text:span><text:span text:style-name="T74">Possible dependencies: </text:span></text:p>
            <text:p text:style-name="P10"><text:span text:style-name="T74"><text:s text:c="2"/></text:span><text:span text:style-name="T74">- Managed Bean [class HungarianHelloService] with qualifiers [@Any @Default],</text:span></text:p>
            <text:p text:style-name="P10"><text:span text:style-name="T74"><text:s text:c="2"/></text:span><text:span text:style-name="T74">- Managed Bean [class EnglishHelloService] with qualifiers [@Any @Default]</text:span></text:p>
            <text:p text:style-name="P10"><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7" draw:layer="layout" svg:width="25.199cm" svg:height="13.859cm" svg:x="1.4cm" svg:y="4.914cm" presentation:class="outline" presentation:user-transformed="true">
          <draw:text-box>
            <text:list text:style-name="L3">
              <text:list-item>
                <text:p>Annotations that help container pick a bean</text:p>
              </text:list-item>
            </text:list>
            <text:p text:style-name="P10"><text:span text:style-name="T55"/></text:p>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English</text:span><text:span text:style-name="T62"> {</text:span></text:p>
            <text:p text:style-name="P10"><text:span text:style-name="T62">}</text:span></text:p>
            <text:p text:style-name="P10"><text:span text:style-name="T62"/></text:p>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Hungarian</text:span><text:span text:style-name="T62"> {</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5" draw:text-style-name="P20" draw:layer="layout" svg:width="25.199cm" svg:height="15.771cm" svg:x="1.4cm" svg:y="3.958cm" presentation:class="outline" presentation:user-transformed="true">
          <draw:text-box>
            <text:p text:style-name="P10"><text:span text:style-name="T60">@English</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2"/></text:p>
            <text:p text:style-name="P10"><text:span text:style-name="T62"><text:s text:c="4"/></text:span><text:span text:style-name="T60">@Override</text:span></text:p>
            <text:p text:style-name="P10"><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2"/></text:p>
            <text:p text:style-name="P10"><text:span text:style-name="T64">}</text:span></text:p>
            <text:p text:style-name="P10"><text:span text:style-name="T62"/></text:p>
            <text:p text:style-name="P10"><text:span text:style-name="T60">@Hungarian</text:span></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2"/></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2"/></text:p>
            <text:p text:style-name="P10"><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English</text:span></text:p>
            <text:p text:style-name="P10"><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text:p text:style-name="P10"><text:span text:style-name="T64"/></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Hungarian</text:span></text:p>
            <text:p text:style-name="P10"><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20" draw:layer="layout" svg:width="25.199cm" svg:height="13.859cm" svg:x="1.4cm" svg:y="4.914cm" presentation:class="outline" presentation:user-transformed="true">
          <draw:text-box>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Language</text:span><text:span text:style-name="T62"> {</text:span></text:p>
            <text:p text:style-name="P10"><text:span text:style-name="T64"/></text:p>
            <text:p text:style-name="P10"><text:span text:style-name="T62"><text:s text:c="4"/></text:span><text:span text:style-name="T76">Languages</text:span><text:span text:style-name="T62"> </text:span><text:span text:style-name="T65">value</text:span><text:span text:style-name="T62"> ();</text:span></text:p>
            <text:p text:style-name="P10"><text:span text:style-name="T64"/></text:p>
            <text:p text:style-name="P10"><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10"><text:span text:style-name="T64"/></text:p>
            <text:p text:style-name="P10"><text:span text:style-name="T62"><text:s text:c="8"/></text:span><text:span text:style-name="T68">ENGLISH</text:span><text:span text:style-name="T62">,</text:span></text:p>
            <text:p text:style-name="P10"><text:span text:style-name="T62"><text:s text:c="8"/></text:span><text:span text:style-name="T68">HUNGARIAN</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5" draw:text-style-name="P20" draw:layer="layout" svg:width="25.199cm" svg:height="15.771cm" svg:x="1.4cm" svg:y="3.95cm" presentation:class="outline" presentation:user-transformed="true">
          <draw:text-box>
            <text:p text:style-name="P10"><text:span text:style-name="T60">@Language</text:span><text:span text:style-name="T62">(</text:span><text:span text:style-name="T68">ENGLISH</text:span><text:span text:style-name="T62">)</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0">@Language</text:span><text:span text:style-name="T62">(</text:span><text:span text:style-name="T68">HUNGARIAN</text:span><text:span text:style-name="T62">)</text:span></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20" draw:layer="layout" svg:width="25.199cm" svg:height="13.859cm" svg:x="1.4cm" svg:y="5.455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0"><text:s text:c="4"/></text:span><text:span text:style-name="T60">@Language</text:span><text:span text:style-name="T62">(</text:span><text:span text:style-name="T68">ENGLISH</text:span><text:span text:style-name="T62">)</text:span></text:p>
            <text:p text:style-name="P10"><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Language</text:span><text:span text:style-name="T62">(</text:span><text:span text:style-name="T68">HUNGARIAN</text:span><text:span text:style-name="T62">)</text:span></text:p>
            <text:p text:style-name="P10"><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20" draw:layer="layout" svg:width="25.199cm" svg:height="13.859cm" svg:x="1.4cm" svg:y="4.908cm" presentation:class="outline" presentation:user-transformed="true">
          <draw:text-box>
            <text:p text:style-name="P10"><text:span text:style-name="T60">@English</text:span></text:p>
            <text:p text:style-name="P10"><text:span text:style-name="T60">@Console</text:span></text:p>
            <text:p text:style-name="P10"><text:span text:style-name="T60">@Secured</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2"><text:s text:c="4"/></text:span><text:span text:style-name="T60">@English</text:span></text:p>
            <text:p text:style-name="P10"><text:span text:style-name="T62"><text:s text:c="4"/></text:span><text:span text:style-name="T60">@Console</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20" draw:layer="layout" svg:width="25.199cm" svg:height="13.859cm" svg:x="1.4cm" svg:y="4.908cm" presentation:class="outline" presentation:user-transformed="true">
          <draw:text-box>
            <text:p text:style-name="P10"><text:span text:style-name="T60">@English</text:span></text:p>
            <text:p text:style-name="P10"><text:span text:style-name="T60">@Secured</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2"><text:s text:c="4"/></text:span><text:span text:style-name="T60">@English</text:span></text:p>
            <text:p text:style-name="P10"><text:span text:style-name="T62"><text:s text:c="4"/></text:span><text:span text:style-name="T60">@Console</text:span></text:p>
            <text:p text:style-name="P10"><text:span text:style-name="T62"><text:s text:c="4"/></text:span><text:span text:style-name="T60">@Secured</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1" draw:layer="layout" svg:width="25.199cm" svg:height="13.859cm" svg:x="1.4cm" svg:y="4.914cm" presentation:class="outline" presentation:user-transformed="true">
          <draw:text-box>
            <text:p text:style-name="P10"><text:span text:style-name="T77">org.jboss.weld.exceptions.DeploymentException</text:span><text:span text:style-name="T78">: WELD-001408: Unsatisfied dependencies for type HelloService with qualifiers @Secured @English @Console</text:span></text:p>
            <text:p text:style-name="P10"><text:span text:style-name="T79"><text:s text:c="2"/></text:span><text:span text:style-name="T79">at injection point [BackedAnnotatedField] @Inject @English @Console @Secured private GreeterClient.hello</text:span></text:p>
            <text:p text:style-name="P10"><text:span text:style-name="T79"><text:s text:c="2"/></text:span><text:span text:style-name="T79">at GreeterClient.hello(</text:span><text:span text:style-name="T77">GreeterClient.java:0</text:span><text:span text:style-name="T79">)</text:span></text:p>
            <text:p text:style-name="P10"><text:span text:style-name="T79">WELD-001475: The following beans match by type, but none have matching qualifiers:</text:span></text:p>
            <text:p text:style-name="P10"><text:span text:style-name="T79"><text:s text:c="2"/></text:span><text:span text:style-name="T79">- Managed Bean [class HungarianHelloService] with qualifiers [@Secured @Hungarian @Any],</text:span></text:p>
            <text:p text:style-name="P10"><text:span text:style-name="T79"><text:s text:c="2"/></text:span><text:span text:style-name="T79">- Managed Bean [class EnglishHelloService] with qualifiers [@Secured @English @Any]</text:span></text:p>
            <text:p text:style-name="P10"><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y</text:p>
          </draw:text-box>
        </draw:frame>
        <draw:frame presentation:style-name="pr26" draw:layer="layout" svg:width="25.199cm" svg:height="12.18cm" svg:x="1.4cm" svg:y="4.914cm" presentation:class="outline" presentation:user-transformed="true">
          <draw:text-box>
            <text:list text:style-name="L3">
              <text:list-item>
                <text:p text:style-name="P22">Present on all beans except @New</text:p>
              </text:list-item>
              <text:list-item>
                <text:p text:style-name="P22">Instance&lt;T&gt; can be annotated with @Any</text:p>
              </text:list-item>
              <text:list-item>
                <text:p text:style-name="P22">Allows us to specify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6" draw:text-style-name="P2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7" draw:text-style-name="P24" draw:layer="layout" svg:width="25.199cm" svg:height="15.643cm" svg:x="1.4cm" svg:y="4.913cm" presentation:class="outline" presentation:user-transformed="true">
          <draw:text-box>
            <text:list text:style-name="L3">
              <text:list-header>
                <text:p><text:span text:style-name="T81">@Default</text:span></text:p>
                <text:list>
                  <text:list-item>
                    <text:p><text:span text:style-name="T81">Present on all beans except @Named</text:span></text:p>
                  </text:list-item>
                </text:list>
              </text:list-header>
              <text:list-item>
                <text:p><text:span text:style-name="T81">@Alternative</text:span></text:p>
                <text:list>
                  <text:list-item>
                    <text:p><text:span text:style-name="T81">Bean is disabled by default, has to be explicitly enabled</text:span></text:p>
                  </text:list-item>
                </text:list>
              </text:list-item>
              <text:list-item>
                <text:p><text:span text:style-name="T81">@Named</text:span></text:p>
                <text:list>
                  <text:list-item>
                    <text:p><text:span text:style-name="T81">Exposes the bean for JSF, JSP, EL, JBatch, etc...</text:span></text:p>
                  </text:list-item>
                </text:list>
              </text:list-item>
              <text:list-item>
                <text:p><text:span text:style-name="T81">@New</text:span></text:p>
                <text:list>
                  <text:list-item>
                    <text:p><text:span text:style-name="T81">Used to obtain a new bean on demand.</text:span></text:p>
                  </text:list-item>
                  <text:list-item>
                    <text:p><text:span text:style-name="T81">Deprecated</text:spa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28" draw:text-style-name="P3" draw:layer="layout" svg:width="17.271cm" svg:height="18.889cm" svg:x="2.159cm" svg:y="13.271cm" presentation:class="notes" presentation:user-transformed="true">
            <draw:text-box>
              <text:p>@Default is also present on all beans except @Named.</text:p>
              <text:p>@Alternative you can tag your implementations as alternative, which are disabled by default. If you have 5 implementations and 4 of them have @Alternative, then CDI by default will use the 5<text:span text:style-name="T82">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9"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30"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31"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3"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10"><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tance&lt;T&gt; offers streams</text:p>
          </draw:text-box>
        </draw:frame>
        <draw:frame presentation:style-name="pr32" draw:text-style-name="P27" draw:layer="layout" svg:width="25.199cm" svg:height="12.18cm" svg:x="1.4cm" svg:y="4.914cm" presentation:class="outline" presentation:user-transformed="true">
          <draw:text-box>
            <text:p text:style-name="P25"><text:span text:style-name="T83">public</text:span><text:span text:style-name="T84"> </text:span><text:span text:style-name="T83">class</text:span><text:span text:style-name="T84"> </text:span><text:span text:style-name="T85">ActionCollector</text:span><text:span text:style-name="T84"> {</text:span></text:p>
            <text:p text:style-name="P25"><text:span text:style-name="T86"/></text:p>
            <text:p text:style-name="P25"><text:span text:style-name="T84"><text:s text:c="4"/></text:span><text:span text:style-name="T87">@Inject</text:span></text:p>
            <text:p text:style-name="P25"><text:span text:style-name="T84"><text:s text:c="4"/></text:span><text:span text:style-name="T83">private</text:span><text:span text:style-name="T84"> </text:span><text:span text:style-name="T88">Instance</text:span><text:span text:style-name="T84">&lt;</text:span><text:span text:style-name="T88">Action</text:span><text:span text:style-name="T84">&gt; </text:span><text:span text:style-name="T89">actions</text:span><text:span text:style-name="T84">;</text:span></text:p>
            <text:p text:style-name="P25"><text:span text:style-name="T86"/></text:p>
            <text:p text:style-name="P25"><text:span text:style-name="T84"><text:s text:c="4"/></text:span><text:span text:style-name="T83">public</text:span><text:span text:style-name="T84"> </text:span><text:span text:style-name="T88">List</text:span><text:span text:style-name="T84">&lt;</text:span><text:span text:style-name="T88">Action</text:span><text:span text:style-name="T84">&gt; </text:span><text:span text:style-name="T90">possibleActions</text:span><text:span text:style-name="T84">(</text:span><text:span text:style-name="T85">Record</text:span><text:span text:style-name="T84"> </text:span><text:span text:style-name="T91">record</text:span><text:span text:style-name="T84">) {</text:span></text:p>
            <text:p text:style-name="P25"><text:span text:style-name="T84"><text:s text:c="8"/></text:span><text:span text:style-name="T83">return</text:span><text:span text:style-name="T84"> </text:span><text:span text:style-name="T89">actions</text:span></text:p>
            <text:p text:style-name="P26"><text:span text:style-name="T86"><text:s text:c="12"/></text:span><text:span text:style-name="T86">.stream()</text:span></text:p>
            <text:p text:style-name="P25"><text:span text:style-name="T84"><text:s text:c="12"/></text:span><text:span text:style-name="T84">.</text:span><text:span text:style-name="T92">filter</text:span><text:span text:style-name="T84">(</text:span><text:span text:style-name="T91">action</text:span><text:span text:style-name="T84"> -&gt; </text:span><text:span text:style-name="T93">action</text:span><text:span text:style-name="T84">.</text:span><text:span text:style-name="T92">isApplicable</text:span><text:span text:style-name="T84">(</text:span><text:span text:style-name="T93">record</text:span><text:span text:style-name="T84">))</text:span></text:p>
            <text:p text:style-name="P26"><text:span text:style-name="T86"><text:s text:c="12"/></text:span><text:span text:style-name="T86">.toList();</text:span></text:p>
            <text:p text:style-name="P26"><text:span text:style-name="T86"><text:s text:c="4"/></text:span><text:span text:style-name="T86">}</text:span></text:p>
            <text:p text:style-name="P25"><text:span text:style-name="T86"/></text:p>
            <text:p text:style-name="P26"><text:span text:style-name="T86">}</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6" draw:text-style-name="P2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rategy pattern</text:p>
          </draw:text-box>
        </draw:frame>
        <draw:frame presentation:style-name="pr32" draw:text-style-name="P29" draw:layer="layout" svg:width="25.199cm" svg:height="12.95cm" svg:x="1.4cm" svg:y="4.914cm" presentation:class="outline" presentation:user-transformed="true">
          <draw:text-box>
            <text:p text:style-name="P8"><text:span text:style-name="T94">public</text:span><text:span text:style-name="T13"> </text:span><text:span text:style-name="T94">class</text:span><text:span text:style-name="T13"> </text:span><text:span text:style-name="T95">UserProducer</text:span><text:span text:style-name="T13"> {</text:span></text:p>
            <text:p text:style-name="P8"><text:span text:style-name="T96"/></text:p>
            <text:p text:style-name="P8"><text:span text:style-name="T13"><text:s text:c="4"/></text:span><text:span text:style-name="T97">@Inject</text:span></text:p>
            <text:p text:style-name="P8"><text:span text:style-name="T13"><text:s text:c="4"/></text:span><text:span text:style-name="T94">private</text:span><text:span text:style-name="T13"> </text:span><text:span text:style-name="T98">Instance</text:span><text:span text:style-name="T13">&lt;</text:span><text:span text:style-name="T98">UserMapper</text:span><text:span text:style-name="T13">&gt; </text:span><text:span text:style-name="T99">mappers</text:span><text:span text:style-name="T13">;</text:span></text:p>
            <text:p text:style-name="P8"><text:span text:style-name="T96"/></text:p>
            <text:p text:style-name="P8"><text:span text:style-name="T13"><text:s text:c="4"/></text:span><text:span text:style-name="T97">@Inject</text:span></text:p>
            <text:p text:style-name="P8"><text:span text:style-name="T13"><text:s text:c="4"/></text:span><text:span text:style-name="T94">private</text:span><text:span text:style-name="T13"> </text:span><text:span text:style-name="T95">UserSubject</text:span><text:span text:style-name="T13"> </text:span><text:span text:style-name="T99">subject</text:span><text:span text:style-name="T13">;</text:span></text:p>
            <text:p text:style-name="P8"><text:span text:style-name="T96"/></text:p>
            <text:p text:style-name="P8"><text:span text:style-name="T13"><text:s text:c="4"/></text:span><text:span text:style-name="T97">@Produces</text:span></text:p>
            <text:p text:style-name="P8"><text:span text:style-name="T13"><text:s text:c="4"/></text:span><text:span text:style-name="T97">@RequestScoped</text:span></text:p>
            <text:p text:style-name="P8"><text:span text:style-name="T13"><text:s text:c="4"/></text:span><text:span text:style-name="T94">public</text:span><text:span text:style-name="T13"> </text:span><text:span text:style-name="T95">User</text:span><text:span text:style-name="T13"> </text:span><text:span text:style-name="T100">user</text:span><text:span text:style-name="T13">() {</text:span></text:p>
            <text:p text:style-name="P8"><text:span text:style-name="T13"><text:s text:c="8"/></text:span><text:span text:style-name="T94">if</text:span><text:span text:style-name="T13"> (!</text:span><text:span text:style-name="T99">subject</text:span><text:span text:style-name="T13">.authenticated()) {</text:span></text:p>
            <text:p text:style-name="P8"><text:span text:style-name="T13"><text:s text:c="12"/></text:span><text:span text:style-name="T94">throw</text:span><text:span text:style-name="T13"> </text:span><text:span text:style-name="T94">new</text:span><text:span text:style-name="T13"> </text:span><text:span text:style-name="T95">ForbiddenException</text:span><text:span text:style-name="T13">(</text:span><text:span text:style-name="T101">"Authentication required."</text:span><text:span text:style-name="T13">);</text:span></text:p>
            <text:p text:style-name="P28"><text:span text:style-name="T96"><text:s text:c="8"/></text:span><text:span text:style-name="T96">}</text:span></text:p>
            <text:p text:style-name="P8"><text:span text:style-name="T13"><text:s text:c="8"/></text:span><text:span text:style-name="T94">for</text:span><text:span text:style-name="T13"> (</text:span><text:span text:style-name="T98">UserMapper</text:span><text:span text:style-name="T13"> </text:span><text:span text:style-name="T102">mapper</text:span><text:span text:style-name="T13"> : </text:span><text:span text:style-name="T99">mappers</text:span><text:span text:style-name="T13">) {</text:span></text:p>
            <text:p text:style-name="P8"><text:span text:style-name="T13"><text:s text:c="12"/></text:span><text:span text:style-name="T94">if</text:span><text:span text:style-name="T13"> (</text:span><text:span text:style-name="T103">mapper</text:span><text:span text:style-name="T13">.</text:span><text:span text:style-name="T104">isApplicable</text:span><text:span text:style-name="T13">(</text:span><text:span text:style-name="T99">subject</text:span><text:span text:style-name="T13">)) {</text:span></text:p>
            <text:p text:style-name="P8"><text:span text:style-name="T13"><text:s text:c="16"/></text:span><text:span text:style-name="T94">return</text:span><text:span text:style-name="T13"> </text:span><text:span text:style-name="T103">mapper</text:span><text:span text:style-name="T13">.</text:span><text:span text:style-name="T104">apply</text:span><text:span text:style-name="T13">(</text:span><text:span text:style-name="T99">subject</text:span><text:span text:style-name="T13">);</text:span></text:p>
            <text:p text:style-name="P28"><text:span text:style-name="T96"><text:s text:c="12"/></text:span><text:span text:style-name="T96">}</text:span></text:p>
            <text:p text:style-name="P28"><text:span text:style-name="T96"><text:s text:c="8"/></text:span><text:span text:style-name="T96">}</text:span></text:p>
            <text:p text:style-name="P8"><text:span text:style-name="T13"><text:s text:c="8"/></text:span><text:span text:style-name="T94">throw</text:span><text:span text:style-name="T13"> </text:span><text:span text:style-name="T94">new</text:span><text:span text:style-name="T13"> </text:span><text:span text:style-name="T95">ForbiddenException</text:span><text:span text:style-name="T13">(</text:span><text:span text:style-name="T101">"Unknown user "</text:span><text:span text:style-name="T13"> + </text:span><text:span text:style-name="T99">subject</text:span><text:span text:style-name="T13">.accessId());</text:span></text:p>
            <text:p text:style-name="P28"><text:span text:style-name="T96"><text:s text:c="4"/></text:span><text:span text:style-name="T96">}</text:span></text:p>
            <text:p text:style-name="P8"><text:span text:style-name="T96"/></text:p>
            <text:p text:style-name="P28"><text:span text:style-name="T96">}</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2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30" draw:layer="layout" svg:width="25.199cm" svg:height="13.859cm" svg:x="1.4cm" svg:y="4.913cm" presentation:class="outline" presentation:user-transformed="true">
          <draw:text-box>
            <text:p text:style-name="P10"><text:span text:style-name="T105">public</text:span><text:span text:style-name="T106"> </text:span><text:span text:style-name="T105">class</text:span><text:span text:style-name="T106"> </text:span><text:span text:style-name="T107">GreeterClient</text:span><text:span text:style-name="T106"> {</text:span></text:p>
            <text:p text:style-name="P10"><text:span text:style-name="T108"/></text:p>
            <text:p text:style-name="P10"><text:span text:style-name="T106"><text:s text:c="4"/></text:span><text:span text:style-name="T109">@Any</text:span></text:p>
            <text:p text:style-name="P10"><text:span text:style-name="T106"><text:s text:c="4"/></text:span><text:span text:style-name="T109">@Inject</text:span></text:p>
            <text:p text:style-name="P10"><text:span text:style-name="T106"><text:s text:c="4"/></text:span><text:span text:style-name="T105">private</text:span><text:span text:style-name="T106"> </text:span><text:span text:style-name="T110">Instance</text:span><text:span text:style-name="T106">&lt;</text:span><text:span text:style-name="T110">HelloService</text:span><text:span text:style-name="T106">&gt; </text:span><text:span text:style-name="T111">services</text:span><text:span text:style-name="T106">;</text:span></text:p>
            <text:p text:style-name="P10"><text:span text:style-name="T108"/></text:p>
            <text:p text:style-name="P10"><text:span text:style-name="T106"><text:s text:c="4"/></text:span><text:span text:style-name="T105">public</text:span><text:span text:style-name="T106"> </text:span><text:span text:style-name="T105">void</text:span><text:span text:style-name="T106"> </text:span><text:span text:style-name="T112">hello</text:span><text:span text:style-name="T106"> () {</text:span></text:p>
            <text:p text:style-name="P10"><text:span text:style-name="T106"><text:s text:c="8"/></text:span><text:span text:style-name="T110">Annotation</text:span><text:span text:style-name="T106"> </text:span><text:span text:style-name="T113">qualifier</text:span><text:span text:style-name="T106"> = </text:span><text:span text:style-name="T105">new</text:span><text:span text:style-name="T106"> </text:span><text:span text:style-name="T114">AnnotationLiteral</text:span><text:span text:style-name="T106">&lt;</text:span><text:span text:style-name="T109">English</text:span><text:span text:style-name="T106">&gt;() {};</text:span></text:p>
            <text:p text:style-name="P10"><text:span text:style-name="T106"><text:s text:c="8"/></text:span><text:span text:style-name="T110">HelloService</text:span><text:span text:style-name="T106"> </text:span><text:span text:style-name="T113">service</text:span><text:span text:style-name="T106"> = </text:span><text:span text:style-name="T111">services</text:span><text:span text:style-name="T106">.</text:span><text:span text:style-name="T115">select</text:span><text:span text:style-name="T106">(</text:span><text:span text:style-name="T116">qualifier</text:span><text:span text:style-name="T106">).</text:span><text:span text:style-name="T115">get</text:span><text:span text:style-name="T106">();</text:span></text:p>
            <text:p text:style-name="P10"><text:span text:style-name="T106"><text:s text:c="8"/></text:span><text:span text:style-name="T115">display</text:span><text:span text:style-name="T106">(</text:span><text:span text:style-name="T116">service</text:span><text:span text:style-name="T106">.</text:span><text:span text:style-name="T115">hello</text:span><text:span text:style-name="T106">());</text:span></text:p>
            <text:p text:style-name="P10"><text:span text:style-name="T106"><text:s text:c="4"/></text:span><text:span text:style-name="T106">}</text:span></text:p>
            <text:p text:style-name="P10"><text:span text:style-name="T108"/></text:p>
            <text:p text:style-name="P10"><text:span text:style-name="T106">}</text:span></text:p>
          </draw:text-box>
        </draw:frame>
        <presentation:notes draw:style-name="dp1">
          <office:forms form:automatic-focus="false" form:apply-design-mode="false"/>
          <draw:page-thumbnail draw:style-name="gr1" draw:layer="layout" svg:width="13.968cm" svg:height="10.476cm" svg:x="3.81cm" svg:y="2.123cm" draw:page-number="51" presentation:class="page"/>
          <draw:frame presentation:style-name="pr30"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uilt-in annotation literals</text:p>
          </draw:text-box>
        </draw:frame>
        <draw:frame presentation:style-name="pr26" draw:text-style-name="P29" draw:layer="layout" svg:width="25.199cm" svg:height="12.387cm" svg:x="1.4cm" svg:y="4.914cm" presentation:class="outline" presentation:user-transformed="true">
          <draw:text-box>
            <text:p text:style-name="P8"><text:span text:style-name="T13"><text:s text:c="12"/></text:span><text:span text:style-name="T97">Any</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Default</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New</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Specializes</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Veto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Nonbinding</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Initialized</text:span><text:span text:style-name="T13">.</text:span><text:span text:style-name="T95">Literal</text:span><text:span text:style-name="T13">.</text:span><text:span text:style-name="T117">REQUEST</text:span><text:span text:style-name="T13">,</text:span></text:p>
            <text:p text:style-name="P8"><text:span text:style-name="T13"><text:s text:c="12"/></text:span><text:span text:style-name="T97">Initialized</text:span><text:span text:style-name="T13">.</text:span><text:span text:style-name="T95">Literal</text:span><text:span text:style-name="T13">.</text:span><text:span text:style-name="T117">CONVERSATION</text:span><text:span text:style-name="T13">,</text:span></text:p>
            <text:p text:style-name="P8"><text:span text:style-name="T13"><text:s text:c="12"/></text:span><text:span text:style-name="T97">Initialized</text:span><text:span text:style-name="T13">.</text:span><text:span text:style-name="T95">Literal</text:span><text:span text:style-name="T13">.</text:span><text:span text:style-name="T117">SESSION</text:span><text:span text:style-name="T13">,</text:span></text:p>
            <text:p text:style-name="P8"><text:span text:style-name="T13"><text:s text:c="12"/></text:span><text:span text:style-name="T97">Initialized</text:span><text:span text:style-name="T13">.</text:span><text:span text:style-name="T95">Literal</text:span><text:span text:style-name="T13">.</text:span><text:span text:style-name="T117">APPLICATION</text:span><text:span text:style-name="T13">,</text:span></text:p>
            <text:p text:style-name="P8"><text:span text:style-name="T13"><text:s text:c="12"/></text:span><text:span text:style-name="T97">Destroyed</text:span><text:span text:style-name="T13">.</text:span><text:span text:style-name="T95">Literal</text:span><text:span text:style-name="T13">.</text:span><text:span text:style-name="T117">REQUEST</text:span><text:span text:style-name="T13">,</text:span></text:p>
            <text:p text:style-name="P8"><text:span text:style-name="T13"><text:s text:c="12"/></text:span><text:span text:style-name="T97">Destroyed</text:span><text:span text:style-name="T13">.</text:span><text:span text:style-name="T95">Literal</text:span><text:span text:style-name="T13">.</text:span><text:span text:style-name="T117">CONVERSATION</text:span><text:span text:style-name="T13">,</text:span></text:p>
            <text:p text:style-name="P8"><text:span text:style-name="T13"><text:s text:c="12"/></text:span><text:span text:style-name="T97">Destroyed</text:span><text:span text:style-name="T13">.</text:span><text:span text:style-name="T95">Literal</text:span><text:span text:style-name="T13">.</text:span><text:span text:style-name="T117">SESSION</text:span><text:span text:style-name="T13">,</text:span></text:p>
            <text:p text:style-name="P8"><text:span text:style-name="T13"><text:s text:c="12"/></text:span><text:span text:style-name="T97">Destroyed</text:span><text:span text:style-name="T13">.</text:span><text:span text:style-name="T95">Literal</text:span><text:span text:style-name="T13">.</text:span><text:span text:style-name="T117">APPLICATION</text:span><text:span text:style-name="T13">,</text:span></text:p>
            <text:p text:style-name="P8"><text:span text:style-name="T13"><text:s text:c="12"/></text:span><text:span text:style-name="T97">RequestScop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SessionScop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ApplicationScop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Dependent</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ConversationScop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Alternative</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Typed</text:span><text:span text:style-name="T13">.</text:span><text:span text:style-name="T95">Literal</text:span><text:span text:style-name="T13">.</text:span><text:span text:style-name="T117">INSTANCE</text:span><text:span text:style-name="T13">,</text:span></text:p>
            <text:p text:style-name="P8"><text:span text:style-name="T13"><text:s text:c="12"/></text:span><text:span text:style-name="T97">Typed</text:span><text:span text:style-name="T13">.</text:span><text:span text:style-name="T95">Literal</text:span><text:span text:style-name="T13">.</text:span><text:span text:style-name="T104">of</text:span><text:span text:style-name="T13">(</text:span><text:span text:style-name="T94">new</text:span><text:span text:style-name="T13"> </text:span><text:span text:style-name="T95">Class</text:span><text:span text:style-name="T13">[]{</text:span><text:span text:style-name="T98">HelloService</text:span><text:span text:style-name="T13">.</text:span><text:span text:style-name="T94">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6" draw:text-style-name="P2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3"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10"><text:span text:style-name="T118"/></text:p>
            <text:p text:style-name="P10"><text:span text:style-name="T118">public</text:span><text:span text:style-name="T119"> </text:span><text:span text:style-name="T118">class</text:span><text:span text:style-name="T119"> </text:span><text:span text:style-name="T120">RecordDatabase</text:span><text:span text:style-name="T121"> {</text:span></text:p>
            <text:p text:style-name="P10"><text:span text:style-name="T121"><text:s text:c="4"/></text:span><text:span text:style-name="T121">...</text:span></text:p>
            <text:p text:style-name="P10"><text:span text:style-name="T121">}</text:span></text:p>
            <text:p text:style-name="P10"><text:span text:style-name="T121"/></text:p>
            <text:p text:style-name="P10"><text:span text:style-name="T121">@ApplicationScoped</text:span></text:p>
            <text:p text:style-name="P10"><text:span text:style-name="T118">public</text:span><text:span text:style-name="T121"> </text:span><text:span text:style-name="T118">class</text:span><text:span text:style-name="T121"> </text:span><text:span text:style-name="T120">RecordService</text:span><text:span text:style-name="T121"> {</text:span></text:p>
            <text:p text:style-name="P10"><text:span text:style-name="T121"/></text:p>
            <text:p text:style-name="P10"><text:span text:style-name="T121"><text:s text:c="4"/></text:span><text:span text:style-name="T122">@Inject</text:span></text:p>
            <text:p text:style-name="P10"><text:span text:style-name="T121"><text:s text:c="4"/></text:span><text:span text:style-name="T118">private</text:span><text:span text:style-name="T121"> </text:span><text:span text:style-name="T120">RecordDatabase</text:span><text:span text:style-name="T121"> </text:span><text:span text:style-name="T123">database</text:span><text:span text:style-name="T121">;</text:span></text:p>
            <text:p text:style-name="P10"><text:span text:style-name="T121"/></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10"><text:span text:style-name="T60"/></text:p>
            <text:p text:style-name="P10"><text:span text:style-name="T60">@ApplicationScoped</text:span></text:p>
            <text:p text:style-name="P10"><text:span text:style-name="T61">public</text:span><text:span text:style-name="T62"> </text:span><text:span text:style-name="T61">class</text:span><text:span text:style-name="T62"> </text:span><text:span text:style-name="T63">LogDatabase</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4">event</text:span><text:span text:style-name="T62">) {</text:span></text:p>
            <text:p text:style-name="P10"><text:span text:style-name="T62"><text:s text:c="8"/></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56" presentation:class="page"/>
          <draw:frame presentation:style-name="pr28"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10"><text:span text:style-name="T60"/></text:p>
            <text:p text:style-name="P10"><text:span text:style-name="T60">@SessionScoped</text:span></text:p>
            <text:p text:style-name="P10"><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4">item</text:span><text:span text:style-name="T62">) {</text:span></text:p>
            <text:p text:style-name="P10"><text:span text:style-name="T62"><text:s text:c="8"/></text:span><text:span text:style-name="T125">doSomethin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57"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10"><text:span text:style-name="T60"/></text:p>
            <text:p text:style-name="P10"><text:span text:style-name="T60">@RequestScoped</text:span></text:p>
            <text:p text:style-name="P10"><text:span text:style-name="T61">public</text:span><text:span text:style-name="T62"> </text:span><text:span text:style-name="T61">class</text:span><text:span text:style-name="T62"> </text:span><text:span text:style-name="T63">AuthChecker</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4">user</text:span><text:span text:style-name="T62">) {</text:span></text:p>
            <text:p text:style-name="P10"><text:span text:style-name="T62"><text:s text:c="8"/></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4"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10"><text:span text:style-name="T60"/></text:p>
            <text:p text:style-name="P10"><text:span text:style-name="T60">@Singleton</text:span></text:p>
            <text:p text:style-name="P10"><text:span text:style-name="T61">public</text:span><text:span text:style-name="T62"> </text:span><text:span text:style-name="T61">class</text:span><text:span text:style-name="T62"> </text:span><text:span text:style-name="T63">RandomGenerator</text:span><text:span text:style-name="T62"> {</text:span></text:p>
            <text:p text:style-name="P10"><text:span text:style-name="T64"/></text:p>
            <text:p text:style-name="P10"><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10"><text:span text:style-name="T64"><text:s text:c="8"/></text:span><text:span text:style-name="T64">...</text:span></text:p>
            <text:p text:style-name="P10"><text:span text:style-name="T62"><text:s text:c="4"/></text:span><text:span text:style-name="T62">}</text:span></text:p>
            <text:p text:style-name="P10"><text:span text:style-name="T62"><text:s text:c="4"/></text:span></text:p>
            <text:p text:style-name="P10"><text:span text:style-name="T62">}</text:span></text:p>
          </draw:text-box>
        </draw:frame>
        <presentation:notes draw:style-name="dp2">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5"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10"><text:span text:style-name="T60"/></text:p>
            <text:p text:style-name="P10"><text:span text:style-name="T60">@ApplicationScoped</text:span></text:p>
            <text:p text:style-name="P10"><text:span text:style-name="T61">public</text:span><text:span text:style-name="T62"> </text:span><text:span text:style-name="T61">class</text:span><text:span text:style-name="T62"> </text:span><text:span text:style-name="T63">Record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10"><text:span text:style-name="T64"/></text:p>
            <text:p text:style-name="P10"><text:span text:style-name="T62">}</text:span></text:p>
            <text:p text:style-name="P10"><text:span text:style-name="T62"/></text:p>
            <text:p text:style-name="P10"><text:span text:style-name="T60">@RequestScoped</text:span></text:p>
            <text:p text:style-name="P10"><text:span text:style-name="T61">public</text:span><text:span text:style-name="T62"> </text:span><text:span text:style-name="T61">class</text:span><text:span text:style-name="T62"> </text:span><text:span text:style-name="T63">LoginName</text:span><text:span text:style-name="T62"> {</text:span></text:p>
            <text:p text:style-name="P10"><text:span text:style-name="T64"><text:s text:c="4"/></text:span><text:span text:style-name="T64">...</text:span></text:p>
            <text:p text:style-name="P10"><text:span text:style-name="T64">}</text:span></text:p>
          </draw:text-box>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9"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20" draw:layer="layout" svg:width="25.199cm" svg:height="15.046cm" svg:x="1.4cm" svg:y="4.419cm" presentation:class="outline" presentation:user-transformed="true">
          <draw:text-box>
            <text:list text:style-name="L3">
              <text:list-item>
                <text:p>Proxy method calls to beans with other scope</text:p>
              </text:list-item>
            </text:list>
            <text:p text:style-name="P10"><text:span text:style-name="T60">@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67">user</text:span><text:span text:style-name="T62">.getId();</text:span></text:p>
            <text:p text:style-name="P10"><text:span text:style-name="T62"><text:s text:c="8"/></text:span><text:span text:style-name="T67">user</text:span><text:span text:style-name="T62">.getName();</text:span></text:p>
            <text:p text:style-name="P10"><text:span text:style-name="T62"><text:s text:c="8"/></text:span><text:span text:style-name="T67">hello</text:span><text:span text:style-name="T62">.</text:span><text:span text:style-name="T125">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5" draw:text-style-name="P20" draw:layer="layout" svg:width="25.199cm" svg:height="14.216cm" svg:x="1.4cm" svg:y="4.736cm" presentation:class="outline" presentation:user-transformed="true">
          <draw:text-box>
            <text:list text:style-name="L3">
              <text:list-item>
                <text:p>Class names differ, do not rely on them</text:p>
              </text:list-item>
            </text:list>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span text:style-name="T64">}</text:span></text:p>
            <text:p text:style-name="P10"><text:span text:style-name="T64"/></text:p>
            <text:p text:style-name="P10"><text:span text:style-name="T122">@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123"><text:s text:c="8"/></text:span><text:span text:style-name="T123">user</text:span><text:span text:style-name="T121">.getClass();</text:span></text:p>
            <text:p text:style-name="P10"><text:span text:style-name="T126"><text:s text:c="8"/></text:span><text:span text:style-name="T126">// org.jboss.weld.proxies.User$</text:span><text:span text:style-name="T127">Proxy</text:span><text:span text:style-name="T128">$_$$_WeldClientProxy</text:span></text:p>
            <text:p text:style-name="P10"><text:span text:style-name="T62"><text:s text:c="4"/></text:span><text:span text:style-name="T62">}</text:span></text:p>
            <text:p text:style-name="P10"><text:span text:style-name="T64"><text:s text:c="4"/></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31" draw:layer="layout" svg:width="25.199cm" svg:height="13.859cm" svg:x="1.4cm" svg:y="4.914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p>
            <text:p text:style-name="P10"><text:span text:style-name="T64"/></text:p>
            <text:p text:style-name="P10"><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10"><text:span text:style-name="T64"/></text:p>
            <text:p text:style-name="P10"><text:span text:style-name="T62">}</text:span></text:p>
            <text:p text:style-name="P10"><text:span text:style-name="T62"/></text:p>
            <text:p text:style-name="P10"><text:span text:style-name="T129">org.jboss.weld.exceptions.DefinitionException</text:span><text:span text:style-name="T130">: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1" draw:text-style-name="P20" draw:layer="layout" svg:width="25.199cm" svg:height="14.941cm" svg:x="1.4cm" svg:y="4.363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p>
            <text:p text:style-name="P10"><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10"><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10"><text:span text:style-name="T64">}</text:span></text:p>
            <text:p text:style-name="P10"><text:span text:style-name="T62"/></text:p>
            <text:p text:style-name="P10"><text:span text:style-name="T122">@ApplicationScoped</text:span></text:p>
            <text:p text:style-name="P10"><text:span text:style-name="T118">public</text:span><text:span text:style-name="T131"> </text:span><text:span text:style-name="T118">class</text:span><text:span text:style-name="T131"> </text:span><text:span text:style-name="T120">GreeterClient</text:span><text:span text:style-name="T131"> {</text:span></text:p>
            <text:p text:style-name="P10"><text:span text:style-name="T118"/></text:p>
            <text:p text:style-name="P10"><text:span text:style-name="T131"><text:s text:c="4"/></text:span><text:span text:style-name="T122">@Inject</text:span></text:p>
            <text:p text:style-name="P10"><text:span text:style-name="T131"><text:s text:c="4"/></text:span><text:span text:style-name="T118">private</text:span><text:span text:style-name="T131"> </text:span><text:span text:style-name="T120">User</text:span><text:span text:style-name="T131"> </text:span><text:span text:style-name="T120">user</text:span><text:span text:style-name="T131">;</text:span></text:p>
            <text:p text:style-name="P10"><text:span text:style-name="T118"/></text:p>
            <text:p text:style-name="P10"><text:span text:style-name="T131"><text:s text:c="4"/></text:span><text:span text:style-name="T118">public</text:span><text:span text:style-name="T131"> </text:span><text:span text:style-name="T118">void</text:span><text:span text:style-name="T131"> greet () {</text:span></text:p>
            <text:p text:style-name="P10"><text:span text:style-name="T131"><text:s text:c="8"/></text:span><text:span text:style-name="T132">// user.id is 0</text:span></text:p>
            <text:p text:style-name="P10"><text:span text:style-name="T131"><text:s text:c="8"/></text:span><text:span text:style-name="T132">// user.name is null</text:span></text:p>
            <text:p text:style-name="P10"><text:span text:style-name="T118"><text:s text:c="4"/></text:span><text:span text:style-name="T118">}</text:span></text:p>
            <text:p text:style-name="P10"><text:span text:style-name="T118"/></text:p>
            <text:p text:style-name="P10"><text:span text:style-name="T118">}</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10"><text:span text:style-name="T133"/></text:p>
            <text:p text:style-name="P10"><text:span text:style-name="T133">public</text:span><text:span text:style-name="T134"> </text:span><text:span text:style-name="T133">class</text:span><text:span text:style-name="T134"> </text:span><text:span text:style-name="T135">DatabaseReplicator</text:span><text:span text:style-name="T134"> {</text:span></text:p>
            <text:p text:style-name="P10"><text:span text:style-name="T136"/></text:p>
            <text:p text:style-name="P10"><text:span text:style-name="T134"><text:s text:c="4"/></text:span><text:span text:style-name="T137">@Inject</text:span><text:span text:style-name="T134"> </text:span><text:span text:style-name="T137">@Source</text:span><text:span text:style-name="T134"> </text:span><text:span text:style-name="T133">private</text:span><text:span text:style-name="T134"> </text:span><text:span text:style-name="T135">Database</text:span><text:span text:style-name="T134"> </text:span><text:span text:style-name="T138">source</text:span><text:span text:style-name="T134">;</text:span></text:p>
            <text:p text:style-name="P10"><text:span text:style-name="T134"><text:s text:c="4"/></text:span><text:span text:style-name="T137">@Inject</text:span><text:span text:style-name="T134"> </text:span><text:span text:style-name="T137">@Target</text:span><text:span text:style-name="T134"> </text:span><text:span text:style-name="T133">private</text:span><text:span text:style-name="T134"> </text:span><text:span text:style-name="T135">Database</text:span><text:span text:style-name="T134"> </text:span><text:span text:style-name="T138">target</text:span><text:span text:style-name="T134">;</text:span></text:p>
            <text:p text:style-name="P10"><text:span text:style-name="T136"/></text:p>
            <text:p text:style-name="P10"><text:span text:style-name="T134"><text:s text:c="4"/></text:span><text:span text:style-name="T137">@Log</text:span></text:p>
            <text:p text:style-name="P10"><text:span text:style-name="T134"><text:s text:c="4"/></text:span><text:span text:style-name="T133">public</text:span><text:span text:style-name="T134"> </text:span><text:span text:style-name="T133">void</text:span><text:span text:style-name="T134"> </text:span><text:span text:style-name="T139">replicate</text:span><text:span text:style-name="T134"> () {</text:span></text:p>
            <text:p text:style-name="P10"><text:span text:style-name="T134"><text:s text:c="8"/></text:span><text:span text:style-name="T134">...</text:span></text:p>
            <text:p text:style-name="P10"><text:span text:style-name="T134"><text:s text:c="4"/></text:span><text:span text:style-name="T134">}</text:span></text:p>
            <text:p text:style-name="P10"><text:span text:style-name="T136"/></text:p>
            <text:p text:style-name="P10"><text:span text:style-name="T134">}</text:span></text:p>
            <text:p text:style-name="P10"><text:span text:style-name="T140"/></text:p>
            <text:p text:style-name="P10"><text:span text:style-name="T140">new</text:span><text:span text:style-name="T141"> </text:span><text:span text:style-name="T142">DatabaseReplicator</text:span><text:span text:style-name="T143">().replicate(); <text:s/></text:span><text:span text:style-name="T144">// This will never work</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9"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10"><text:span text:style-name="T61">public</text:span><text:span text:style-name="T65"> </text:span><text:span text:style-name="T61">class</text:span><text:span text:style-name="T65"> </text:span><text:span text:style-name="T63">DatabaseProducer</text:span><text:span text:style-name="T65">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text:p text:style-name="P10"><text:span text:style-name="T61">public</text:span><text:span text:style-name="T62"> </text:span><text:span text:style-name="T61">class</text:span><text:span text:style-name="T62"> </text:span><text:span text:style-name="T63">Record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8" draw:text-style-name="P1" draw:layer="layout" svg:width="25.199cm" svg:height="14.111cm" svg:x="1.4cm" svg:y="4.914cm" presentation:class="outline" presentation:user-transformed="true">
          <draw:text-box>
            <text:p text:style-name="P10"><text:span text:style-name="T61">public</text:span><text:span text:style-name="T65"> </text:span><text:span text:style-name="T61">class</text:span><text:span text:style-name="T65"> </text:span><text:span text:style-name="T63">DatabaseProducer</text:span><text:span text:style-name="T65"> {</text:span></text:p>
            <text:p text:style-name="P10"><text:span text:style-name="T64"/></text:p>
            <text:p text:style-name="P10"><text:span text:style-name="T62"><text:s text:c="4"/></text:span><text:span text:style-name="T60">@Produces</text:span></text:p>
            <text:p text:style-name="P10"><text:span text:style-name="T65"><text:s text:c="4"/></text:span><text:span text:style-name="T60">@Users</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text:p text:style-name="P10"><text:span text:style-name="T61">public</text:span><text:span text:style-name="T62"> </text:span><text:span text:style-name="T61">class</text:span><text:span text:style-name="T62"> </text:span><text:span text:style-name="T63">UserService</text:span><text:span text:style-name="T62"> {</text:span></text:p>
            <text:p text:style-name="P10"><text:span text:style-name="T64"/></text:p>
            <text:p text:style-name="P10"><text:span text:style-name="T62"><text:s text:c="4"/></text:span><text:span text:style-name="T60">@Inject</text:span></text:p>
            <text:p text:style-name="P10"><text:span text:style-name="T65"><text:s text:c="4"/></text:span><text:span text:style-name="T60">@Users</text:span></text:p>
            <text:p text:style-name="P10"><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8"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DatabaseProducer</text:span><text:span text:style-name="T62"> {</text:span></text:p>
            <text:p text:style-name="P10"><text:span text:style-name="T64"/></text:p>
            <text:p text:style-name="P10"><text:span text:style-name="T62"><text:s text:c="4"/></text:span><text:span text:style-name="T60">@Produces</text:span></text:p>
            <text:p text:style-name="P10"><text:span text:style-name="T65"><text:s text:c="4"/></text:span><text:span text:style-name="T60">@ApplicationScoped</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20" draw:layer="layout" svg:width="25.199cm" svg:height="13.859cm" svg:x="1.4cm" svg:y="5.709cm" presentation:class="outline" presentation:user-transformed="true">
          <draw:text-box>
            <text:p text:style-name="P10"><text:span text:style-name="T61">public</text:span><text:span text:style-name="T62"> </text:span><text:span text:style-name="T61">class</text:span><text:span text:style-name="T62"> </text:span><text:span text:style-name="T63">Database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4">database</text:span><text:span text:style-name="T62">) {</text:span></text:p>
            <text:p text:style-name="P10"><text:span text:style-name="T62"><text:s text:c="8"/></text:span><text:span text:style-name="T145">database</text:span><text:span text:style-name="T62">.close();</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20" draw:layer="layout" svg:width="25.199cm" svg:height="13.859cm" svg:x="1.4cm" svg:y="4.914cm" presentation:class="outline" presentation:user-transformed="true">
          <draw:text-box>
            <text:list text:style-name="L3">
              <text:list-item>
                <text:p>Class, constructor, method, params metadata</text:p>
              </text:list-item>
            </text:list>
            <text:p text:style-name="P10"><text:span text:style-name="T61">public</text:span><text:span text:style-name="T62"> </text:span><text:span text:style-name="T61">class</text:span><text:span text:style-name="T62"> </text:span><text:span text:style-name="T63">Log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4">injectionPoint</text:span><text:span text:style-name="T62">) {</text:span></text:p>
            <text:p text:style-name="P10"><text:span text:style-name="T62"><text:s text:c="8"/></text:span><text:span text:style-name="T66">Member</text:span><text:span text:style-name="T62"> </text:span><text:span text:style-name="T124">member</text:span><text:span text:style-name="T62"> = </text:span><text:span text:style-name="T145">injectionPoint</text:span><text:span text:style-name="T62">.</text:span><text:span text:style-name="T125">getMember</text:span><text:span text:style-name="T62">();</text:span></text:p>
            <text:p text:style-name="P10"><text:span text:style-name="T62"><text:s text:c="8"/></text:span><text:span text:style-name="T63">Class</text:span><text:span text:style-name="T62">&lt;?&gt; </text:span><text:span text:style-name="T124">clazz</text:span><text:span text:style-name="T62"> = </text:span><text:span text:style-name="T145">member</text:span><text:span text:style-name="T62">.</text:span><text:span text:style-name="T125">getDeclaringClass</text:span><text:span text:style-name="T62">();</text:span></text:p>
            <text:p text:style-name="P10"><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45">clazz</text:span><text:span text:style-name="T62">.getName());</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Map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4">ip</text:span><text:span text:style-name="T62">) {</text:span></text:p>
            <text:p text:style-name="P10"><text:span text:style-name="T62"><text:s text:c="8"/></text:span><text:span text:style-name="T61">if</text:span><text:span text:style-name="T62">( valueIsNumber(</text:span><text:span text:style-name="T145">ip</text:span><text:span text:style-name="T62">.</text:span><text:span text:style-name="T125">getType</text:span><text:span text:style-name="T62">()) ){</text:span></text:p>
            <text:p text:style-name="P10"><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10"><text:span text:style-name="T62"><text:s text:c="8"/></text:span><text:span text:style-name="T62">}</text:span></text:p>
            <text:p text:style-name="P10"><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10"><text:span text:style-name="T62"><text:s text:c="4"/></text:span><text:span text:style-name="T62">}</text:span></text:p>
            <text:p text:style-name="P10"><text:span text:style-name="T64"/></text:p>
            <text:p text:style-name="P10"><text:span text:style-name="T64">}</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1" draw:text-style-name="P20" draw:layer="layout" svg:width="25.199cm" svg:height="14.941cm" svg:x="1.4cm" svg:y="4.929cm" presentation:class="outline" presentation:user-transformed="true">
          <draw:text-box>
            <text:p text:style-name="P10"><text:span text:style-name="T61">public</text:span><text:span text:style-name="T62"> </text:span><text:span text:style-name="T61">class</text:span><text:span text:style-name="T62"> </text:span><text:span text:style-name="T63">RecordDatabas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4">record</text:span><text:span text:style-name="T62">) {</text:span></text:p>
            <text:p text:style-name="P10"><text:span text:style-name="T62"><text:s text:c="8"/></text:span><text:span text:style-name="T67">recordAdded</text:span><text:span text:style-name="T62">.</text:span><text:span text:style-name="T125">fire</text:span><text:span text:style-name="T62">(</text:span><text:span text:style-name="T145">recor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RecordLogger</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4">record</text:span><text:span text:style-name="T62">) {</text:span></text:p>
            <text:p text:style-name="P10"><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45">record</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9"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9" draw:text-style-name="P30" draw:layer="layout" svg:width="25.199cm" svg:height="14.901cm" svg:x="1.4cm" svg:y="5.755cm" presentation:class="outline" presentation:user-transformed="true">
          <draw:text-box>
            <text:p text:style-name="P10"><text:span text:style-name="T105">public</text:span><text:span text:style-name="T106"> </text:span><text:span text:style-name="T105">class</text:span><text:span text:style-name="T106"> </text:span><text:span text:style-name="T107">RecordDatabase</text:span><text:span text:style-name="T106"> {</text:span></text:p>
            <text:p text:style-name="P10"><text:span text:style-name="T108"/></text:p>
            <text:p text:style-name="P10"><text:span text:style-name="T106"><text:s text:c="4"/></text:span><text:span text:style-name="T109">@Inject</text:span></text:p>
            <text:p text:style-name="P10"><text:span text:style-name="T106"><text:s text:c="4"/></text:span><text:span text:style-name="T105">private</text:span><text:span text:style-name="T106"> </text:span><text:span text:style-name="T110">Event</text:span><text:span text:style-name="T106">&lt;</text:span><text:span text:style-name="T107">Record</text:span><text:span text:style-name="T106">&gt; </text:span><text:span text:style-name="T111">recordAdded</text:span><text:span text:style-name="T106">;</text:span></text:p>
            <text:p text:style-name="P10"><text:span text:style-name="T108"/></text:p>
            <text:p text:style-name="P10"><text:span text:style-name="T106"><text:s text:c="4"/></text:span><text:span text:style-name="T105">public</text:span><text:span text:style-name="T106"> </text:span><text:span text:style-name="T105">void</text:span><text:span text:style-name="T106"> </text:span><text:span text:style-name="T112">addRecord</text:span><text:span text:style-name="T106"> (</text:span><text:span text:style-name="T107">Record</text:span><text:span text:style-name="T106"> </text:span><text:span text:style-name="T113">record</text:span><text:span text:style-name="T106">) {</text:span></text:p>
            <text:p text:style-name="P10"><text:span text:style-name="T106"><text:s text:c="8"/></text:span><text:span text:style-name="T110">Annotation</text:span><text:span text:style-name="T106"> </text:span><text:span text:style-name="T113">annotation</text:span><text:span text:style-name="T106"> = </text:span><text:span text:style-name="T105">new</text:span><text:span text:style-name="T106"> </text:span><text:span text:style-name="T114">AnnotationLiteral</text:span><text:span text:style-name="T106">&lt;</text:span><text:span text:style-name="T109">Added</text:span><text:span text:style-name="T106">&gt;() {};</text:span></text:p>
            <text:p text:style-name="P10"><text:span text:style-name="T106"><text:s text:c="8"/></text:span><text:span text:style-name="T111">recordAdded</text:span><text:span text:style-name="T106">.</text:span><text:span text:style-name="T115">select</text:span><text:span text:style-name="T106">(</text:span><text:span text:style-name="T116">annotation</text:span><text:span text:style-name="T106">).</text:span><text:span text:style-name="T115">fire</text:span><text:span text:style-name="T106">(</text:span><text:span text:style-name="T116">record</text:span><text:span text:style-name="T106">);</text:span></text:p>
            <text:p text:style-name="P10"><text:span text:style-name="T106"><text:s text:c="4"/></text:span><text:span text:style-name="T106">}</text:span></text:p>
            <text:p text:style-name="P10"><text:span text:style-name="T108"/></text:p>
            <text:p text:style-name="P10"><text:span text:style-name="T106">}</text:span></text:p>
            <text:p text:style-name="P10"><text:span text:style-name="T106"/></text:p>
            <text:p text:style-name="P10"><text:span text:style-name="T105">public</text:span><text:span text:style-name="T106"> </text:span><text:span text:style-name="T105">class</text:span><text:span text:style-name="T106"> </text:span><text:span text:style-name="T107">RecordLogger</text:span><text:span text:style-name="T106"> {</text:span></text:p>
            <text:p text:style-name="P10"><text:span text:style-name="T108"/></text:p>
            <text:p text:style-name="P10"><text:span text:style-name="T106"><text:s text:c="4"/></text:span><text:span text:style-name="T105">public</text:span><text:span text:style-name="T106"> </text:span><text:span text:style-name="T105">void</text:span><text:span text:style-name="T106"> </text:span><text:span text:style-name="T112">objectEvent</text:span><text:span text:style-name="T106"> (</text:span><text:span text:style-name="T109">@Observes</text:span><text:span text:style-name="T106"> </text:span><text:span text:style-name="T107">Object</text:span><text:span text:style-name="T106"> </text:span><text:span text:style-name="T113">object</text:span><text:span text:style-name="T106">) {}</text:span></text:p>
            <text:p text:style-name="P10"><text:span text:style-name="T106"><text:s text:c="4"/></text:span><text:span text:style-name="T105">public</text:span><text:span text:style-name="T106"> </text:span><text:span text:style-name="T105">void</text:span><text:span text:style-name="T106"> </text:span><text:span text:style-name="T112">recordEvent</text:span><text:span text:style-name="T106"> (</text:span><text:span text:style-name="T109">@Observes</text:span><text:span text:style-name="T106"> </text:span><text:span text:style-name="T107">Record</text:span><text:span text:style-name="T106"> </text:span><text:span text:style-name="T113">record</text:span><text:span text:style-name="T106">) {}</text:span></text:p>
            <text:p text:style-name="P10"><text:span text:style-name="T106"><text:s text:c="4"/></text:span><text:span text:style-name="T105">public</text:span><text:span text:style-name="T106"> </text:span><text:span text:style-name="T105">void</text:span><text:span text:style-name="T106"> </text:span><text:span text:style-name="T112">recordAdded</text:span><text:span text:style-name="T106"> (</text:span><text:span text:style-name="T109">@Observes</text:span><text:span text:style-name="T106"> </text:span><text:span text:style-name="T109">@Added</text:span><text:span text:style-name="T106"> </text:span><text:span text:style-name="T107">Record</text:span><text:span text:style-name="T106"> </text:span><text:span text:style-name="T113">record</text:span><text:span text:style-name="T106">) {}</text:span></text:p>
            <text:p text:style-name="P10"><text:span text:style-name="T106"><text:s text:c="4"/></text:span><text:span text:style-name="T105">public</text:span><text:span text:style-name="T106"> </text:span><text:span text:style-name="T105">void</text:span><text:span text:style-name="T106"> </text:span><text:span text:style-name="T112">recordDeleted</text:span><text:span text:style-name="T106"> (</text:span><text:span text:style-name="T109">@Observes</text:span><text:span text:style-name="T106"> </text:span><text:span text:style-name="T109">@Deleted</text:span><text:span text:style-name="T106"> </text:span><text:span text:style-name="T107">Record</text:span><text:span text:style-name="T106"> </text:span><text:span text:style-name="T113">record</text:span><text:span text:style-name="T106">) {}</text:span></text:p>
            <text:p text:style-name="P10"><text:span text:style-name="T108"/></text:p>
            <text:p text:style-name="P10"><text:span text:style-name="T106">}</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30" draw:layer="layout" svg:width="25.199cm" svg:height="13.859cm" svg:x="1.4cm" svg:y="4.914cm" presentation:class="outline" presentation:user-transformed="true">
          <draw:text-box>
            <text:p text:style-name="P10"><text:span text:style-name="T105">public</text:span><text:span text:style-name="T106"> </text:span><text:span text:style-name="T105">class</text:span><text:span text:style-name="T106"> </text:span><text:span text:style-name="T107">RecordLogger</text:span><text:span text:style-name="T106"> {</text:span></text:p>
            <text:p text:style-name="P10"><text:span text:style-name="T108"/></text:p>
            <text:p text:style-name="P10"><text:span text:style-name="T106"><text:s text:c="4"/></text:span><text:span text:style-name="T105">public</text:span><text:span text:style-name="T106"> </text:span><text:span text:style-name="T105">void</text:span><text:span text:style-name="T106"> </text:span><text:span text:style-name="T112">recordString</text:span><text:span text:style-name="T106"> (</text:span><text:span text:style-name="T109">@Observes</text:span><text:span text:style-name="T106"> </text:span><text:span text:style-name="T107">Record</text:span><text:span text:style-name="T106">&lt;</text:span><text:span text:style-name="T107">String</text:span><text:span text:style-name="T106">&gt; </text:span><text:span text:style-name="T113">record</text:span><text:span text:style-name="T106">) {}</text:span></text:p>
            <text:p text:style-name="P10"><text:span text:style-name="T106"><text:s text:c="4"/></text:span><text:span text:style-name="T105">public</text:span><text:span text:style-name="T106"> </text:span><text:span text:style-name="T105">void</text:span><text:span text:style-name="T106"> </text:span><text:span text:style-name="T112">recordNumber</text:span><text:span text:style-name="T106"> (</text:span><text:span text:style-name="T109">@Observes</text:span><text:span text:style-name="T106"> </text:span><text:span text:style-name="T107">Record</text:span><text:span text:style-name="T106">&lt;</text:span><text:span text:style-name="T114">Number</text:span><text:span text:style-name="T106">&gt; </text:span><text:span text:style-name="T113">record</text:span><text:span text:style-name="T106">) {}</text:span></text:p>
            <text:p text:style-name="P10"><text:span text:style-name="T108"/></text:p>
            <text:p text:style-name="P10"><text:span text:style-name="T106">}</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20" draw:layer="layout" svg:width="25.199cm" svg:height="13.859cm" svg:x="1.4cm" svg:y="4.914cm" presentation:class="outline" presentation:user-transformed="true">
          <draw:text-box>
            <text:p text:style-name="P10"><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4">req</text:span><text:span text:style-name="T62">) {}</text:span></text:p>
            <text:p text:style-name="P10"><text:span text:style-name="T62"/></text:p>
            <text:p text:style-name="P10"><text:span text:style-name="T119"><text:s text:c="4"/></text:span><text:span text:style-name="T118">public</text:span><text:span text:style-name="T119"> </text:span><text:span text:style-name="T118">void</text:span><text:span text:style-name="T119"> </text:span><text:span text:style-name="T131">endRequest</text:span><text:span text:style-name="T119">(</text:span><text:span text:style-name="T122">@Observes</text:span><text:span text:style-name="T119"> </text:span><text:span text:style-name="T122">@Destroyed</text:span><text:span text:style-name="T119">(</text:span><text:span text:style-name="T122">RequestScoped</text:span><text:span text:style-name="T119">.</text:span><text:span text:style-name="T118">class</text:span><text:span text:style-name="T121">) </text:span><text:span text:style-name="T66">ServletRequest</text:span><text:span text:style-name="T62"> </text:span><text:span text:style-name="T124">req</text:span><text:span text:style-name="T62">) {}</text:span></text:p>
            <text:p text:style-name="P10"><text:span text:style-name="T62"/></text:p>
            <text:p text:style-name="P10"><text:span text:style-name="T119"><text:s text:c="4"/></text:span><text:span text:style-name="T118">public</text:span><text:span text:style-name="T119"> </text:span><text:span text:style-name="T118">void</text:span><text:span text:style-name="T119"> </text:span><text:span text:style-name="T131">beginSession</text:span><text:span text:style-name="T119">(</text:span><text:span text:style-name="T122">@Observes</text:span><text:span text:style-name="T119"> </text:span><text:span text:style-name="T122">@Initialized</text:span><text:span text:style-name="T119">(</text:span><text:span text:style-name="T122">SessionScoped</text:span><text:span text:style-name="T119">.</text:span><text:span text:style-name="T118">class</text:span><text:span text:style-name="T121">) </text:span><text:span text:style-name="T66">HttpSession </text:span><text:span text:style-name="T124">req</text:span><text:span text:style-name="T62">) {}</text:span></text:p>
            <text:p text:style-name="P10"><text:span text:style-name="T62"/></text:p>
            <text:p text:style-name="P10"><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4">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0"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8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20" draw:layer="layout" svg:width="25.199cm" svg:height="13.859cm" svg:x="1.4cm" svg:y="4.914cm" presentation:class="outline" presentation:user-transformed="true">
          <draw:text-box>
            <text:p text:style-name="P10"><text:span text:style-name="T60">@Decorator</text:span></text:p>
            <text:p text:style-name="P10"><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10"><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0">@Delegate</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30"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0"><text:s text:c="4"/></text:span><text:span text:style-name="T60">@Log</text:span></text:p>
            <text:p text:style-name="P10"><text:span text:style-name="T119"><text:s text:c="4"/></text:span><text:span text:style-name="T118">public</text:span><text:span text:style-name="T119"> </text:span><text:span text:style-name="T120">GreeterClient</text:span><text:span text:style-name="T121"> () {}</text:span></text:p>
            <text:p text:style-name="P10"><text:span text:style-name="T62"/></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5"> </text:span><text:span text:style-name="T61">class</text:span><text:span text:style-name="T65"> </text:span><text:span text:style-name="T63">GreeterClient</text:span><text:span text:style-name="T65">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119"><text:s text:c="4"/></text:span><text:span text:style-name="T118">public</text:span><text:span text:style-name="T119"> </text:span><text:span text:style-name="T120">GreeterClient</text:span><text:span text:style-name="T121"> () {}</text:span></text:p>
            <text:p text:style-name="P10"><text:span text:style-name="T62"/></text:p>
            <text:p text:style-name="P10"><text:span text:style-name="T60"><text:s text:c="4"/></text:span><text:span text:style-name="T60">@Log</text:span></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20" draw:layer="layout" svg:width="25.199cm" svg:height="13.859cm" svg:x="1.4cm" svg:y="4.914cm" presentation:class="outline" presentation:user-transformed="true">
          <draw:text-box>
            <text:p text:style-name="P10"><text:span text:style-name="T60">@InterceptorBinding</text:span></text:p>
            <text:p text:style-name="P10"><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10"><text:span text:style-name="T60">@Retention</text:span><text:span text:style-name="T62">(</text:span><text:span text:style-name="T68">RUNTIME</text:span><text:span text:style-name="T62">)</text:span></text:p>
            <text:p text:style-name="P10"><text:span text:style-name="T61">public</text:span><text:span text:style-name="T62"> </text:span><text:span text:style-name="T61">@interface</text:span><text:span text:style-name="T62"> </text:span><text:span text:style-name="T60">Log</text:span><text:span text:style-name="T62"> {</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40" draw:text-style-name="P30" draw:layer="layout" svg:width="25.199cm" svg:height="14.156cm" svg:x="1.4cm" svg:y="4.914cm" presentation:class="outline" presentation:user-transformed="true">
          <draw:text-box>
            <text:p text:style-name="P10"><text:span text:style-name="T109">@Interceptor</text:span></text:p>
            <text:p text:style-name="P10"><text:span text:style-name="T109">@Log</text:span></text:p>
            <text:p text:style-name="P10"><text:span text:style-name="T109">@Priority</text:span><text:span text:style-name="T106">(</text:span><text:span text:style-name="T109">Interceptor</text:span><text:span text:style-name="T106">.</text:span><text:span text:style-name="T107">Priority</text:span><text:span text:style-name="T106">.</text:span><text:span text:style-name="T146">APPLICATION</text:span><text:span text:style-name="T106">)</text:span></text:p>
            <text:p text:style-name="P10"><text:span text:style-name="T105">public</text:span><text:span text:style-name="T106"> </text:span><text:span text:style-name="T105">class</text:span><text:span text:style-name="T106"> </text:span><text:span text:style-name="T107">LogInterceptor</text:span><text:span text:style-name="T106"> {</text:span></text:p>
            <text:p text:style-name="P10"><text:span text:style-name="T108"/></text:p>
            <text:p text:style-name="P10"><text:span text:style-name="T106"><text:s text:c="4"/></text:span><text:span text:style-name="T109">@AroundInvoke</text:span></text:p>
            <text:p text:style-name="P10"><text:span text:style-name="T106"><text:s text:c="4"/></text:span><text:span text:style-name="T105">public</text:span><text:span text:style-name="T106"> </text:span><text:span text:style-name="T107">Object</text:span><text:span text:style-name="T106"> </text:span><text:span text:style-name="T112">log</text:span><text:span text:style-name="T106"> (</text:span><text:span text:style-name="T110">InvocationContext</text:span><text:span text:style-name="T106"> </text:span><text:span text:style-name="T113">ic</text:span><text:span text:style-name="T106">) </text:span><text:span text:style-name="T105">throws</text:span><text:span text:style-name="T106"> </text:span><text:span text:style-name="T107">Exception</text:span><text:span text:style-name="T106"> {</text:span></text:p>
            <text:p text:style-name="P10"><text:span text:style-name="T106"><text:s text:c="8"/></text:span><text:span text:style-name="T107">System</text:span><text:span text:style-name="T106">.</text:span><text:span text:style-name="T146">out</text:span><text:span text:style-name="T106">.println(</text:span><text:span text:style-name="T147">"Start "</text:span><text:span text:style-name="T106"> + </text:span><text:span text:style-name="T116">ic</text:span><text:span text:style-name="T106">.</text:span><text:span text:style-name="T115">getMethod</text:span><text:span text:style-name="T106">().getName());</text:span></text:p>
            <text:p text:style-name="P10"><text:span text:style-name="T106"><text:s text:c="8"/></text:span><text:span text:style-name="T105">try</text:span><text:span text:style-name="T106">{</text:span></text:p>
            <text:p text:style-name="P10"><text:span text:style-name="T106"><text:s text:c="12"/></text:span><text:span text:style-name="T105">return</text:span><text:span text:style-name="T106"> </text:span><text:span text:style-name="T116">ic</text:span><text:span text:style-name="T106">.</text:span><text:span text:style-name="T115">proceed</text:span><text:span text:style-name="T106">();</text:span></text:p>
            <text:p text:style-name="P10"><text:span text:style-name="T106"><text:s text:c="8"/></text:span><text:span text:style-name="T106">}</text:span><text:span text:style-name="T105">catch</text:span><text:span text:style-name="T106">( </text:span><text:span text:style-name="T107">Exception</text:span><text:span text:style-name="T106"> </text:span><text:span text:style-name="T113">e</text:span><text:span text:style-name="T106"> ){</text:span></text:p>
            <text:p text:style-name="P10"><text:span text:style-name="T106"><text:s text:c="12"/></text:span><text:span text:style-name="T107">System</text:span><text:span text:style-name="T106">.</text:span><text:span text:style-name="T146">out</text:span><text:span text:style-name="T106">.println(</text:span><text:span text:style-name="T147">"Exception "</text:span><text:span text:style-name="T106"> + </text:span><text:span text:style-name="T116">e</text:span><text:span text:style-name="T106">);</text:span></text:p>
            <text:p text:style-name="P10"><text:span text:style-name="T106"><text:s text:c="12"/></text:span><text:span text:style-name="T105">throw</text:span><text:span text:style-name="T106"> </text:span><text:span text:style-name="T116">e</text:span><text:span text:style-name="T106">;</text:span></text:p>
            <text:p text:style-name="P10"><text:span text:style-name="T106"><text:s text:c="8"/></text:span><text:span text:style-name="T106">}</text:span><text:span text:style-name="T105">finally</text:span><text:span text:style-name="T106">{</text:span></text:p>
            <text:p text:style-name="P10"><text:span text:style-name="T106"><text:s text:c="12"/></text:span><text:span text:style-name="T107">System</text:span><text:span text:style-name="T106">.</text:span><text:span text:style-name="T146">out</text:span><text:span text:style-name="T106">.println(</text:span><text:span text:style-name="T147">"End "</text:span><text:span text:style-name="T106"> + </text:span><text:span text:style-name="T116">ic</text:span><text:span text:style-name="T106">.</text:span><text:span text:style-name="T115">getMethod</text:span><text:span text:style-name="T106">().getName());</text:span></text:p>
            <text:p text:style-name="P10"><text:span text:style-name="T106"><text:s text:c="8"/></text:span><text:span text:style-name="T106">}</text:span></text:p>
            <text:p text:style-name="P10"><text:span text:style-name="T106"><text:s text:c="4"/></text:span><text:span text:style-name="T106">}</text:span></text:p>
            <text:p text:style-name="P10"><text:span text:style-name="T108"/></text:p>
            <text:p text:style-name="P10"><text:span text:style-name="T106">}</text:span></text:p>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41"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40" draw:text-style-name="P1" draw:layer="layout" svg:width="25.199cm" svg:height="14.156cm" svg:x="1.4cm" svg:y="4.914cm" presentation:class="outline" presentation:user-transformed="true">
          <draw:text-box>
            <text:p text:style-name="P10"><text:span text:style-name="T109">@Interceptor</text:span></text:p>
            <text:p text:style-name="P10"><text:span text:style-name="T109">@Log</text:span></text:p>
            <text:p text:style-name="P10"><text:span text:style-name="T109">@Priority</text:span><text:span text:style-name="T106">(</text:span><text:span text:style-name="T109">Interceptor</text:span><text:span text:style-name="T106">.</text:span><text:span text:style-name="T107">Priority</text:span><text:span text:style-name="T106">.</text:span><text:span text:style-name="T146">APPLICATION</text:span><text:span text:style-name="T106">)</text:span></text:p>
            <text:p text:style-name="P10"><text:span text:style-name="T105">public</text:span><text:span text:style-name="T106"> </text:span><text:span text:style-name="T105">class</text:span><text:span text:style-name="T106"> </text:span><text:span text:style-name="T107">LogInterceptor</text:span><text:span text:style-name="T106"> {</text:span></text:p>
            <text:p text:style-name="P10"><text:span text:style-name="T108"/></text:p>
            <text:p text:style-name="P10"><text:span text:style-name="T106"><text:s text:c="4"/></text:span><text:span text:style-name="T109">@AroundConstruct</text:span></text:p>
            <text:p text:style-name="P10"><text:span text:style-name="T106"><text:s text:c="4"/></text:span><text:span text:style-name="T105">public</text:span><text:span text:style-name="T106"> </text:span><text:span text:style-name="T107">Object</text:span><text:span text:style-name="T106"> </text:span><text:span text:style-name="T112">log</text:span><text:span text:style-name="T106"> (</text:span><text:span text:style-name="T110">InvocationContext</text:span><text:span text:style-name="T106"> </text:span><text:span text:style-name="T113">ic</text:span><text:span text:style-name="T106">) </text:span><text:span text:style-name="T105">throws</text:span><text:span text:style-name="T106"> </text:span><text:span text:style-name="T107">Exception</text:span><text:span text:style-name="T106"> {</text:span></text:p>
            <text:p text:style-name="P10"><text:span text:style-name="T106"><text:s text:c="8"/></text:span><text:span text:style-name="T107">System</text:span><text:span text:style-name="T106">.</text:span><text:span text:style-name="T146">out</text:span><text:span text:style-name="T106">.println(</text:span><text:span text:style-name="T147">"Start "</text:span><text:span text:style-name="T106"> + </text:span><text:span text:style-name="T116">ic</text:span><text:span text:style-name="T106">.</text:span><text:span text:style-name="T115">getConstructor</text:span><text:span text:style-name="T106">().getName());</text:span></text:p>
            <text:p text:style-name="P10"><text:span text:style-name="T106"><text:s text:c="8"/></text:span><text:span text:style-name="T105">try</text:span><text:span text:style-name="T106">{</text:span></text:p>
            <text:p text:style-name="P10"><text:span text:style-name="T106"><text:s text:c="12"/></text:span><text:span text:style-name="T105">return</text:span><text:span text:style-name="T106"> </text:span><text:span text:style-name="T116">ic</text:span><text:span text:style-name="T106">.</text:span><text:span text:style-name="T115">proceed</text:span><text:span text:style-name="T106">();</text:span></text:p>
            <text:p text:style-name="P10"><text:span text:style-name="T106"><text:s text:c="8"/></text:span><text:span text:style-name="T106">}</text:span><text:span text:style-name="T105">catch</text:span><text:span text:style-name="T106">( </text:span><text:span text:style-name="T107">Exception</text:span><text:span text:style-name="T106"> </text:span><text:span text:style-name="T113">e</text:span><text:span text:style-name="T106"> ){</text:span></text:p>
            <text:p text:style-name="P10"><text:span text:style-name="T106"><text:s text:c="12"/></text:span><text:span text:style-name="T107">System</text:span><text:span text:style-name="T106">.</text:span><text:span text:style-name="T146">out</text:span><text:span text:style-name="T106">.println(</text:span><text:span text:style-name="T147">"Exception "</text:span><text:span text:style-name="T106"> + </text:span><text:span text:style-name="T116">e</text:span><text:span text:style-name="T106">);</text:span></text:p>
            <text:p text:style-name="P10"><text:span text:style-name="T106"><text:s text:c="12"/></text:span><text:span text:style-name="T105">throw</text:span><text:span text:style-name="T106"> </text:span><text:span text:style-name="T116">e</text:span><text:span text:style-name="T106">;</text:span></text:p>
            <text:p text:style-name="P10"><text:span text:style-name="T106"><text:s text:c="8"/></text:span><text:span text:style-name="T106">}</text:span><text:span text:style-name="T105">finally</text:span><text:span text:style-name="T106">{</text:span></text:p>
            <text:p text:style-name="P10"><text:span text:style-name="T106"><text:s text:c="12"/></text:span><text:span text:style-name="T107">System</text:span><text:span text:style-name="T106">.</text:span><text:span text:style-name="T146">out</text:span><text:span text:style-name="T106">.println(</text:span><text:span text:style-name="T147">"End "</text:span><text:span text:style-name="T106"> + </text:span><text:span text:style-name="T116">ic</text:span><text:span text:style-name="T106">.</text:span><text:span text:style-name="T115">getConstructor</text:span><text:span text:style-name="T106">().getName());</text:span></text:p>
            <text:p text:style-name="P10"><text:span text:style-name="T106"><text:s text:c="8"/></text:span><text:span text:style-name="T106">}</text:span></text:p>
            <text:p text:style-name="P10"><text:span text:style-name="T106"><text:s text:c="4"/></text:span><text:span text:style-name="T106">}</text:span></text:p>
            <text:p text:style-name="P10"><text:span text:style-name="T108"/></text:p>
            <text:p text:style-name="P10"><text:span text:style-name="T106">}</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3"><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2" draw:layer="layout" svg:width="25.199cm" svg:height="13.859cm" svg:x="1.4cm" svg:y="4.914cm" presentation:class="outline" presentation:user-transformed="true">
          <draw:text-box>
            <text:p text:style-name="P13"><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9"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42"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1" draw:layer="layout" svg:width="25.199cm" svg:height="13.859cm" svg:x="1.4cm" svg:y="4.914cm" presentation:class="outline" presentation:user-transformed="true">
          <draw:text-box>
            <text:p text:style-name="P10"><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10"><text:span text:style-name="T15"/></text:p>
            <text:p text:style-name="P10"><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10"><text:span text:style-name="T15"/></text:p>
            <text:p text:style-name="P10"><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10"><text:span text:style-name="T22"><text:s text:c="8"/></text:span><text:span text:style-name="T17">logger</text:span><text:span text:style-name="T22">.info(</text:span><text:span text:style-name="T31">"beginning the scanning process"</text:span><text:span text:style-name="T22">);</text:span></text:p>
            <text:p text:style-name="P10"><text:span text:style-name="T15"><text:s text:c="4"/></text:span><text:span text:style-name="T15">}</text:span></text:p>
            <text:p text:style-name="P10"><text:span text:style-name="T15"/></text:p>
            <text:p text:style-name="P10"><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10"><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10"><text:span text:style-name="T15"/></text:p>
            <text:p text:style-name="P10"><text:span text:style-name="T15"><text:s text:c="4"/></text:span><text:span text:style-name="T15">}</text:span></text:p>
            <text:p text:style-name="P10"><text:span text:style-name="T15"/></text:p>
            <text:p text:style-name="P10"><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10"><text:span text:style-name="T22"><text:s text:c="8"/></text:span><text:span text:style-name="T17">logger</text:span><text:span text:style-name="T22">.info(</text:span><text:span text:style-name="T31">"finished the scanning process"</text:span><text:span text:style-name="T22">);</text:span></text:p>
            <text:p text:style-name="P10"><text:span text:style-name="T15"><text:s text:c="4"/></text:span><text:span text:style-name="T15">}</text:span></text:p>
            <text:p text:style-name="P10"><text:span text:style-name="T15"/></text:p>
            <text:p text:style-name="P10"><text:span text:style-name="T15">}</text:span></text:p>
          </draw:text-box>
        </draw:frame>
        <presentation:notes draw:style-name="dp2">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30" draw:layer="layout" svg:width="25.199cm" svg:height="13.859cm" svg:x="1.4cm" svg:y="4.914cm" presentation:class="outline" presentation:user-transformed="true">
          <draw:text-box>
            <text:p text:style-name="P10"><text:span text:style-name="T105">class</text:span><text:span text:style-name="T106"> </text:span><text:span text:style-name="T107">MyExtension</text:span><text:span text:style-name="T106"> </text:span><text:span text:style-name="T105">implements</text:span><text:span text:style-name="T106"> </text:span><text:span text:style-name="T110">Extension</text:span><text:span text:style-name="T106"> {</text:span></text:p>
            <text:p text:style-name="P10"><text:span text:style-name="T108"/></text:p>
            <text:p text:style-name="P10"><text:span text:style-name="T106"><text:s text:c="4"/></text:span><text:span text:style-name="T106">&lt;</text:span><text:span text:style-name="T107">T</text:span><text:span text:style-name="T106">&gt; </text:span><text:span text:style-name="T105">void</text:span><text:span text:style-name="T106"> </text:span><text:span text:style-name="T112">processAnnotatedType</text:span><text:span text:style-name="T106"> (</text:span><text:span text:style-name="T109">@Observes</text:span><text:span text:style-name="T106"> </text:span><text:span text:style-name="T109">@WithAnnotations</text:span><text:span text:style-name="T106">({</text:span><text:span text:style-name="T109">Ignore</text:span><text:span text:style-name="T106">.</text:span><text:span text:style-name="T105">class</text:span><text:span text:style-name="T106">}) </text:span><text:span text:style-name="T110">ProcessAnnotatedType</text:span><text:span text:style-name="T106">&lt;</text:span><text:span text:style-name="T107">T</text:span><text:span text:style-name="T106">&gt; </text:span><text:span text:style-name="T113">pat</text:span><text:span text:style-name="T106">) {</text:span></text:p>
            <text:p text:style-name="P10"><text:span text:style-name="T106"><text:s text:c="8"/></text:span><text:span text:style-name="T105">if</text:span><text:span text:style-name="T106">( </text:span><text:span text:style-name="T116">pat</text:span><text:span text:style-name="T106">.</text:span><text:span text:style-name="T115">getAnnotatedType</text:span><text:span text:style-name="T106">().</text:span><text:span text:style-name="T115">isAnnotationPresent</text:span><text:span text:style-name="T106">(</text:span><text:span text:style-name="T109">Ignore</text:span><text:span text:style-name="T106">.</text:span><text:span text:style-name="T105">class</text:span><text:span text:style-name="T106">) ){</text:span></text:p>
            <text:p text:style-name="P10"><text:span text:style-name="T106"><text:s text:c="12"/></text:span><text:span text:style-name="T116">pat</text:span><text:span text:style-name="T106">.</text:span><text:span text:style-name="T115">veto</text:span><text:span text:style-name="T106">();</text:span></text:p>
            <text:p text:style-name="P10"><text:span text:style-name="T106"><text:s text:c="8"/></text:span><text:span text:style-name="T106">}</text:span></text:p>
            <text:p text:style-name="P10"><text:span text:style-name="T108"/></text:p>
            <text:p text:style-name="P10"><text:span text:style-name="T106"><text:s text:c="4"/></text:span><text:span text:style-name="T106">}</text:span></text:p>
            <text:p text:style-name="P10"><text:span text:style-name="T108"/></text:p>
            <text:p text:style-name="P10"><text:span text:style-name="T106">}</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text:p>
          </draw:text-box>
        </draw:frame>
        <draw:frame presentation:style-name="pr26"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23"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6" draw:text-style-name="P29" draw:layer="layout" svg:width="25.199cm" svg:height="12.18cm" svg:x="1.4cm" svg:y="4.914cm" presentation:class="outline" presentation:user-transformed="true">
          <draw:text-box>
            <text:p text:style-name="P8"><text:span text:style-name="T97">@RunWith</text:span><text:span text:style-name="T13">(</text:span><text:span text:style-name="T95">Arquillian</text:span><text:span text:style-name="T13">.</text:span><text:span text:style-name="T94">class</text:span><text:span text:style-name="T13">)</text:span></text:p>
            <text:p text:style-name="P8"><text:span text:style-name="T94">public</text:span><text:span text:style-name="T13"> </text:span><text:span text:style-name="T94">class</text:span><text:span text:style-name="T13"> </text:span><text:span text:style-name="T95">GreeterTest</text:span><text:span text:style-name="T13"> {</text:span></text:p>
            <text:p text:style-name="P8"><text:span text:style-name="T148"/></text:p>
            <text:p text:style-name="P8"><text:span text:style-name="T13"><text:s text:c="4"/></text:span><text:span text:style-name="T97">@Deployment</text:span></text:p>
            <text:p text:style-name="P8"><text:span text:style-name="T13"><text:s text:c="4"/></text:span><text:span text:style-name="T94">public</text:span><text:span text:style-name="T13"> </text:span><text:span text:style-name="T94">static</text:span><text:span text:style-name="T13"> </text:span><text:span text:style-name="T98">JavaArchive</text:span><text:span text:style-name="T13"> </text:span><text:span text:style-name="T100">createDeployment</text:span><text:span text:style-name="T13">() {</text:span></text:p>
            <text:p text:style-name="P8"><text:span text:style-name="T13"><text:s text:c="8"/></text:span><text:span text:style-name="T94">return</text:span><text:span text:style-name="T13"> </text:span><text:span text:style-name="T95">ShrinkWrap</text:span></text:p>
            <text:p text:style-name="P8"><text:span text:style-name="T13"><text:s text:c="12"/></text:span><text:span text:style-name="T13">.</text:span><text:span text:style-name="T104">create</text:span><text:span text:style-name="T13">(</text:span><text:span text:style-name="T98">JavaArchive</text:span><text:span text:style-name="T13">.</text:span><text:span text:style-name="T94">class</text:span><text:span text:style-name="T13">)</text:span></text:p>
            <text:p text:style-name="P8"><text:span text:style-name="T13"><text:s text:c="12"/></text:span><text:span text:style-name="T13">.</text:span><text:span text:style-name="T104">addClasses</text:span><text:span text:style-name="T13">(</text:span><text:span text:style-name="T95">Greeter</text:span><text:span text:style-name="T13">.</text:span><text:span text:style-name="T94">class</text:span><text:span text:style-name="T13">, </text:span><text:span text:style-name="T95">PhraseBuilder</text:span><text:span text:style-name="T13">.</text:span><text:span text:style-name="T94">class</text:span><text:span text:style-name="T13">)</text:span></text:p>
            <text:p text:style-name="P8"><text:span text:style-name="T13"><text:s text:c="12"/></text:span><text:span text:style-name="T13">.</text:span><text:span text:style-name="T104">addAsManifestResource</text:span><text:span text:style-name="T13">(</text:span><text:span text:style-name="T149">EmptyAsset</text:span><text:span text:style-name="T13">.</text:span><text:span text:style-name="T117">INSTANCE</text:span><text:span text:style-name="T13">, </text:span><text:span text:style-name="T101">"beans.xml"</text:span><text:span text:style-name="T13">);</text:span></text:p>
            <text:p text:style-name="P28"><text:span text:style-name="T148"><text:s text:c="4"/></text:span><text:span text:style-name="T148">}</text:span></text:p>
            <text:p text:style-name="P8"><text:span text:style-name="T148"/></text:p>
            <text:p text:style-name="P8"><text:span text:style-name="T13"><text:s text:c="4"/></text:span><text:span text:style-name="T97">@Inject</text:span></text:p>
            <text:p text:style-name="P8"><text:span text:style-name="T13"><text:s text:c="4"/></text:span><text:span text:style-name="T95">Greeter</text:span><text:span text:style-name="T13"> </text:span><text:span text:style-name="T99">greeter</text:span><text:span text:style-name="T13">;</text:span></text:p>
            <text:p text:style-name="P8"><text:span text:style-name="T148"/></text:p>
            <text:p text:style-name="P8"><text:span text:style-name="T13"><text:s text:c="4"/></text:span><text:span text:style-name="T97">@Test</text:span></text:p>
            <text:p text:style-name="P8"><text:span text:style-name="T13"><text:s text:c="4"/></text:span><text:span text:style-name="T94">public</text:span><text:span text:style-name="T13"> </text:span><text:span text:style-name="T94">void</text:span><text:span text:style-name="T13"> </text:span><text:span text:style-name="T100">should_create_greeting</text:span><text:span text:style-name="T13">() {</text:span></text:p>
            <text:p text:style-name="P8"><text:span text:style-name="T13"><text:s text:c="8"/></text:span><text:span text:style-name="T104">assertEquals</text:span><text:span text:style-name="T13">(</text:span><text:span text:style-name="T101">"Hello, Earthling!"</text:span><text:span text:style-name="T13">, </text:span><text:span text:style-name="T99">greeter</text:span><text:span text:style-name="T13">.createGreeting(</text:span><text:span text:style-name="T101">"Earthling"</text:span><text:span text:style-name="T13">));</text:span></text:p>
            <text:p text:style-name="P28"><text:span text:style-name="T148"><text:s text:c="4"/></text:span><text:span text:style-name="T148">}</text:span></text:p>
            <text:p text:style-name="P8"><text:span text:style-name="T148"/></text:p>
            <text:p text:style-name="P28"><text:span text:style-name="T148">}</text:span></text:p>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2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9" draw:text-style-name="P33" draw:layer="layout" svg:width="25.199cm" svg:height="13.859cm" svg:x="1.4cm" svg:y="4.914cm" presentation:class="outline" presentation:user-transformed="true">
          <draw:text-box>
            <text:list text:style-name="L3">
              <text:list-item>
                <text:p><text:span text:style-name="T150"><text:a xlink:href="http://bryncooke.github.io/cdi-unit/" xlink:type="simple">http://bryncooke.github.io/cdi-unit/</text:a></text:span></text:p>
              </text:list-item>
              <text:list-item>
                <text:p><text:span text:style-name="T150">JUnit runner for testing CDI applications</text:span></text:p>
              </text:list-item>
              <text:list-item>
                <text:p><text:span text:style-name="T150">Works by creating custom CDI/Weld deployments</text:span></text:p>
              </text:list-item>
              <text:list-item>
                <text:p><text:span text:style-name="T150">Supports</text:span></text:p>
                <text:list>
                  <text:list-item>
                    <text:p><text:span text:style-name="T150">Mockito</text:span></text:p>
                  </text:list-item>
                  <text:list-item>
                    <text:p><text:span text:style-name="T150">Custom deployments (@AdditionalClasses, @AdditionalClassPaths)</text:span></text:p>
                  </text:list-item>
                  <text:list-item>
                    <text:p><text:span text:style-name="T150">Scopes (@InRequestScope)</text:span></text:p>
                  </text:list-item>
                  <text:list-item>
                    <text:p><text:span text:style-name="T150">Alternatives (@ProducesAlternative)</text:span></text:p>
                  </text:list-item>
                  <text:list-item>
                    <text:p><text:span text:style-name="T150">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43"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4" draw:text-style-name="P20" draw:layer="layout" svg:width="25.199cm" svg:height="14.111cm" svg:x="1.4cm" svg:y="4.783cm" presentation:class="outline" presentation:user-transformed="true">
          <draw:text-box>
            <text:p text:style-name="P10"><text:span text:style-name="T60">@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1">
          <office:forms form:automatic-focus="false" form:apply-design-mode="false"/>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20" draw:layer="layout" svg:width="25.199cm" svg:height="13.859cm" svg:x="1.4cm" svg:y="4.914cm" presentation:class="outline" presentation:user-transformed="true">
          <draw:text-box>
            <text:p text:style-name="P10"><text:span text:style-name="T60">@RunWith</text:span><text:span text:style-name="T62">(</text:span><text:span text:style-name="T63">CdiRunner</text:span><text:span text:style-name="T62">.</text:span><text:span text:style-name="T61">class</text:span><text:span text:style-name="T62">)</text:span></text:p>
            <text:p text:style-name="P10"><text:span text:style-name="T61">public</text:span><text:span text:style-name="T62"> </text:span><text:span text:style-name="T61">class</text:span><text:span text:style-name="T62"> </text:span><text:span text:style-name="T63">GreeterClientTest</text:span><text:span text:style-name="T62"> {</text:span></text:p>
            <text:p text:style-name="P10"><text:span text:style-name="T64"/></text:p>
            <text:p text:style-name="P10"><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10"><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10"><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10"><text:span text:style-name="T64"/></text:p>
            <text:p text:style-name="P10"><text:span text:style-name="T62"><text:s text:c="4"/></text:span><text:span text:style-name="T60">@Test</text:span></text:p>
            <text:p text:style-name="P10"><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10"><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10"><text:span text:style-name="T62"><text:s text:c="8"/></text:span><text:span text:style-name="T67">greeter</text:span><text:span text:style-name="T62">.greet();</text:span></text:p>
            <text:p text:style-name="P10"><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30"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34" draw:layer="layout" svg:width="25.199cm" svg:height="13.859cm" svg:x="1.4cm" svg:y="4.914cm" presentation:class="outline" presentation:user-transformed="true">
          <draw:text-box>
            <text:list text:style-name="L3">
              <text:list-item>
                <text:p><text:span text:style-name="T151"><text:a xlink:href="https://github.com/cdi-spec" xlink:type="simple">https://github.com/cdi-spec</text:a></text:span></text:p>
              </text:list-item>
              <text:list-item>
                <text:p><text:span text:style-name="T151"><text:a xlink:href="https://github.com/weld" xlink:type="simple">https://github.com/weld</text:a></text:span></text:p>
              </text:list-item>
              <text:list-item>
                <text:p><text:span text:style-name="T151"><text:a xlink:href="https://www.baeldung.com/java-ee-cdi" xlink:type="simple">https://www.baeldung.com/java-ee-cdi</text:a></text:span></text:p>
              </text:list-item>
              <text:list-item>
                <text:p><text:span text:style-name="T151"><text:a xlink:href="https://www.javacodegeeks.com/cdi-tutorials" xlink:type="simple">https://www.javacodegeeks.com/cdi-tutorials</text:a></text:span></text:p>
              </text:list-item>
              <text:list-item>
                <text:p><text:span text:style-name="T151"><text:a xlink:href="https://dzone.com/refcardz/contexts-and-depencency" xlink:type="simple">https://dzone.com/refcardz/contexts-and-depencency</text:a></text:span></text:p>
              </text:list-item>
              <text:list-item>
                <text:p><text:span text:style-name="T151"><text:a xlink:href="http://next-presso.com/" xlink:type="simple">http://next-presso.com/</text:a></text:span></text:p>
              </text:list-item>
              <text:list-item>
                <text:p><text:span text:style-name="T151"><text:a xlink:href="https://javaee.github.io/tutorial/cdi-basic.html" xlink:type="simple">https://javaee.github.io/tutorial/cdi-basic.html</text:a></text:span></text:p>
              </text:list-item>
              <text:list-item>
                <text:p><text:span text:style-name="T151">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9"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0H12M30S</meta:editing-duration>
    <meta:editing-cycles>670</meta:editing-cycles>
    <meta:generator>LibreOffice/7.3.4.2$Windows_X86_64 LibreOffice_project/728fec16bd5f605073805c3c9e7c4212a0120dc5</meta:generator>
    <dc:date>2023-04-02T22:20:55.099000000</dc:date>
    <meta:document-statistic meta:object-count="409"/>
  </office:meta>
</office:document-meta>
</file>